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20D0000271100001AB4DFD6C909.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e6e6ff" draw:fill-gradient-name="Gradient_20_27" draw:textarea-horizontal-align="center" draw:textarea-vertical-align="middle" draw:shadow="hidden"/>
    </style:style>
    <style:style style:name="gr2" style:family="graphic" style:parent-style-name="standard">
      <style:graphic-properties draw:stroke="none" draw:fill="none" draw:opacity="100%" draw:textarea-horizontal-align="center" draw:textarea-vertical-align="middle" draw:color-mode="standard" draw:luminance="0%" draw:contrast="0%" draw:gamma="100%" draw:red="0%" draw:green="0%" draw:blue="0%" draw:image-opacity="100%" style:mirror="none"/>
    </style:style>
    <style:style style:name="gr3" style:family="graphic" style:parent-style-name="standard">
      <style:graphic-properties draw:marker-start="Symmetric_20_Arrow" draw:marker-end="Symmetric_20_Arrow" draw:marker-end-width="0.3cm" draw:textarea-horizontal-align="center" draw:textarea-vertical-align="middle"/>
    </style:style>
    <style:style style:name="gr4" style:family="graphic" style:parent-style-name="standard">
      <style:graphic-properties draw:marker-start="" draw:marker-end="Symmetric_20_Arrow" draw:marker-end-width="0.3cm" draw:textarea-horizontal-align="center" draw:textarea-vertical-align="middle"/>
    </style:style>
    <style:style style:name="gr5" style:family="graphic" style:parent-style-name="standard">
      <style:graphic-properties draw:marker-start="Symmetric_20_Arrow" draw:marker-end="" draw:marker-end-width="0.3cm" draw:textarea-horizontal-align="center" draw:textarea-vertical-align="middle"/>
    </style:style>
    <style:style style:name="gr6" style:family="graphic" style:parent-style-name="standard">
      <style:graphic-properties svg:stroke-color="#0066cc" draw:marker-end="Symmetric_20_Arrow" draw:marker-end-width="0.3cm" draw:textarea-horizontal-align="center" draw:textarea-vertical-align="middle"/>
    </style:style>
    <style:style style:name="gr7" style:family="graphic" style:parent-style-name="standard">
      <style:graphic-properties draw:fill="solid" draw:fill-color="#ffffcc" draw:textarea-horizontal-align="justify" draw:textarea-vertical-align="middle" draw:auto-grow-height="fals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marker-end="Symmetric_20_Arrow" draw:marker-end-width="0.3cm" draw:textarea-horizontal-align="center" draw:textarea-vertical-align="middle"/>
    </style:style>
    <style:style style:name="gr10" style:family="graphic">
      <style:graphic-properties style:protect="size"/>
    </style:style>
    <style:style style:name="gr11" style:family="graphic" style:parent-style-name="standard">
      <style:graphic-properties draw:fill="solid" draw:fill-color="#ffffcc" draw:textarea-horizontal-align="center" draw:textarea-vertical-align="middle"/>
    </style:style>
    <style:style style:name="gr12" style:family="graphic" style:parent-style-name="standard">
      <style:graphic-properties draw:textarea-horizontal-align="center" draw:textarea-vertical-align="middle"/>
    </style:style>
    <style:style style:name="gr13" style:family="graphic" style:parent-style-name="standard">
      <style:graphic-properties svg:stroke-color="#0066cc" draw:marker-end="Symmetric_20_Arrow" draw:textarea-horizontal-align="center" draw:textarea-vertical-align="middle"/>
    </style:style>
    <style:style style:name="gr14" style:family="graphic" style:parent-style-name="standard">
      <style:graphic-properties draw:fill="none" draw:textarea-horizontal-align="center" draw:textarea-vertical-align="middle"/>
    </style:style>
    <style:style style:name="gr15" style:family="graphic" style:parent-style-name="standard">
      <style:graphic-properties draw:stroke="dash" draw:stroke-dash="Ultrafine_20_Dashed" draw:fill="none" draw:textarea-horizontal-align="center" draw:textarea-vertical-align="middle"/>
    </style:style>
    <style:style style:name="gr16" style:family="graphic" style:parent-style-name="standard">
      <style:graphic-properties draw:stroke="solid" draw:stroke-dash="Ultrafine_20_Dashed" svg:stroke-color="#0066cc" draw:marker-end="Symmetric_20_Arrow" draw:textarea-horizontal-align="center"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true" fo:min-height="0.649cm" fo:min-width="0cm"/>
    </style:style>
    <style:style style:name="gr18" style:family="graphic" style:parent-style-name="standard">
      <style:graphic-properties draw:stroke="dash" draw:stroke-dash="Ultrafine_20_Dashed" draw:fill="solid" draw:fill-color="#ffffff" draw:textarea-horizontal-align="center" draw:textarea-vertical-align="middle"/>
    </style:style>
    <style:style style:name="gr19" style:family="graphic" style:parent-style-name="standard">
      <style:graphic-properties draw:stroke="solid" draw:stroke-dash="Ultrafine_20_Dashed" draw:fill="solid" draw:fill-color="#ffffcc" draw:textarea-horizontal-align="center" draw:textarea-vertical-align="middle"/>
    </style:style>
    <style:style style:name="gr20" style:family="graphic" style:parent-style-name="standard">
      <style:graphic-properties draw:stroke="dash" draw:stroke-dash="Ultrafine_20_Dashed" svg:stroke-color="#000000" draw:textarea-horizontal-align="center" draw:textarea-vertical-align="middle"/>
    </style:style>
    <style:style style:name="gr21" style:family="graphic" style:parent-style-name="standard">
      <style:graphic-properties draw:stroke="dash" draw:stroke-dash="Ultrafine_20_Dashed" draw:fill="none" draw:fill-color="#e6e6ff" draw:fill-gradient-name="Gradient_20_27" draw:textarea-horizontal-align="center" draw:textarea-vertical-align="middle" draw:shadow="hidden"/>
    </style:style>
    <style:style style:name="gr22" style:family="graphic" style:parent-style-name="standard">
      <style:graphic-properties draw:stroke="dash" draw:stroke-dash="Ultrafine_20_Dashed" draw:fill="none" draw:fill-color="#ffffcc" draw:textarea-horizontal-align="center" draw:textarea-vertical-align="middle"/>
    </style:style>
    <style:style style:name="gr23" style:family="graphic" style:parent-style-name="standard">
      <style:graphic-properties draw:stroke="none" svg:stroke-width="0cm" svg:stroke-color="#000000" draw:fill="none" draw:fill-color="#ffffff" draw:textarea-horizontal-align="left" draw:auto-grow-height="true" draw:auto-grow-width="true" fo:min-height="0cm" fo:min-width="0cm"/>
    </style:style>
    <style:style style:name="gr24" style:family="graphic" style:parent-style-name="standard">
      <style:graphic-properties draw:stroke="solid" draw:stroke-dash="Ultrafine_20_Dashed" svg:stroke-color="#0066cc" draw:fill="solid" draw:fill-color="#0066cc" draw:textarea-horizontal-align="center" draw:textarea-vertical-align="middle"/>
    </style:style>
    <style:style style:name="gr25" style:family="graphic" style:parent-style-name="standard">
      <style:graphic-properties draw:textarea-horizontal-align="justify" draw:textarea-vertical-align="middle" draw:auto-grow-height="false"/>
    </style:style>
    <style:style style:name="gr26" style:family="graphic" style:parent-style-name="standard">
      <style:graphic-properties draw:stroke="dash" draw:stroke-dash="Ultrafine_20_Dashed" draw:fill="none" draw:textarea-horizontal-align="justify" draw:textarea-vertical-align="middle" draw:auto-grow-height="false" fo:min-height="0cm" fo:min-width="0cm" fo:wrap-option="no-wrap"/>
    </style:style>
    <style:style style:name="gr27" style:family="graphic" style:parent-style-name="standard">
      <style:graphic-properties draw:fill="solid" draw:fill-color="#e6e6ff" draw:textarea-horizontal-align="center" draw:textarea-vertical-align="middle"/>
    </style:style>
    <style:style style:name="gr28" style:family="graphic" style:parent-style-name="standard">
      <style:graphic-properties draw:fill="solid" draw:fill-color="#e6e6ff" draw:textarea-horizontal-align="justify" draw:textarea-vertical-align="middle" draw:auto-grow-height="false"/>
    </style:style>
    <style:style style:name="gr29" style:family="graphic" style:parent-style-name="standard">
      <style:graphic-properties draw:stroke="dash" draw:stroke-dash="Ultrafine_20_Dashed" draw:fill="none" draw:fill-color="#e6e6ff" draw:textarea-horizontal-align="justify" draw:textarea-vertical-align="middle" draw:auto-grow-height="false"/>
    </style:style>
    <style:style style:name="gr30" style:family="graphic" style:parent-style-name="standard">
      <style:graphic-properties draw:fill="solid" draw:fill-color="#ffffcc" draw:textarea-horizontal-align="justify" draw:textarea-vertical-align="middle" draw:auto-grow-height="false"/>
    </style:style>
    <style:style style:name="gr31" style:family="graphic" style:parent-style-name="standard">
      <style:graphic-properties draw:fill="solid" draw:fill-color="#ffffff" draw:textarea-horizontal-align="center" draw:textarea-vertical-align="middle"/>
    </style:style>
    <style:style style:name="gr32" style:family="graphic" style:parent-style-name="standard">
      <style:graphic-properties draw:stroke="none" svg:stroke-color="#000000" draw:fill="none" draw:fill-color="#ffffff" draw:textarea-horizontal-align="left" draw:auto-grow-height="true" draw:auto-grow-width="true" fo:min-height="0.763cm" fo:min-width="0cm"/>
    </style:style>
    <style:style style:name="gr33" style:family="graphic" style:parent-style-name="standard">
      <style:graphic-properties draw:fill="solid" draw:fill-color="#ffffff" draw:textarea-horizontal-align="justify" draw:textarea-vertical-align="middle" draw:auto-grow-height="false"/>
    </style:style>
    <style:style style:name="gr34" style:family="graphic" style:parent-style-name="standard">
      <style:graphic-properties draw:fill="solid" draw:fill-color="#ffffff" draw:textarea-horizontal-align="center" draw:textarea-vertical-align="middle"/>
    </style:style>
    <style:style style:name="gr35" style:family="graphic" style:parent-style-name="standard">
      <style:graphic-properties draw:fill="solid" draw:fill-color="#e6e6e6" draw:textarea-horizontal-align="center" draw:textarea-vertical-align="middle"/>
    </style:style>
    <style:style style:name="gr36" style:family="graphic" style:parent-style-name="standard">
      <style:graphic-properties draw:marker-start="Symmetric_20_Arrow" draw:marker-end="Symmetric_20_Arrow" draw:marker-end-width="0.3cm" draw:fill="solid" draw:fill-color="#ffffff" draw:textarea-horizontal-align="center" draw:textarea-vertical-align="middle"/>
    </style:style>
    <style:style style:name="gr37" style:family="graphic" style:parent-style-name="standard">
      <style:graphic-properties draw:fill="none" draw:fill-color="#ffffff" draw:fill-hatch-name="Hatch_20_1" draw:textarea-horizontal-align="center" draw:textarea-vertical-align="middle"/>
    </style:style>
    <style:style style:name="gr38" style:family="graphic" style:parent-style-name="standard">
      <style:graphic-properties draw:marker-end="Symmetric_20_Arrow" draw:marker-end-width="0.3cm" draw:fill="solid" draw:fill-color="#ffffff" draw:textarea-horizontal-align="center" draw:textarea-vertical-align="middle"/>
    </style:style>
    <style:style style:name="gr39" style:family="graphic" style:parent-style-name="standard">
      <style:graphic-properties draw:marker-start="Symmetric_20_Arrow" draw:marker-start-width="0.3cm" draw:marker-end="" draw:marker-end-width="0.3cm" draw:fill="solid" draw:fill-color="#ffffff" draw:textarea-horizontal-align="center" draw:textarea-vertical-align="middle"/>
    </style:style>
    <style:style style:name="gr40" style:family="graphic" style:parent-style-name="standard">
      <style:graphic-properties draw:stroke="dash" draw:stroke-dash="Ultrafine_20_Dashed" draw:fill="none" draw:fill-color="#ffffff" draw:textarea-horizontal-align="center" draw:textarea-vertical-align="middle"/>
    </style:style>
    <style:style style:name="gr41" style:family="graphic" style:parent-style-name="standard">
      <style:graphic-properties draw:stroke="dash" draw:stroke-dash="Ultrafine_20_Dashed" draw:fill="none" draw:fill-color="#ffffff" draw:textarea-horizontal-align="center" draw:textarea-vertical-align="middle"/>
    </style:style>
    <style:style style:name="gr42" style:family="graphic" style:parent-style-name="standard">
      <style:graphic-properties draw:stroke="solid" draw:stroke-dash="Ultrafine_20_Dashed" draw:fill="solid" draw:fill-color="#e6e6ff" draw:textarea-horizontal-align="center" draw:textarea-vertical-align="middle"/>
    </style:style>
    <style:style style:name="gr43" style:family="graphic" style:parent-style-name="standard">
      <style:graphic-properties svg:stroke-color="#0066cc" draw:fill="solid" draw:fill-color="#0066cc" draw:textarea-horizontal-align="center" draw:textarea-vertical-align="middle"/>
    </style:style>
    <style:style style:name="gr44" style:family="graphic" style:parent-style-name="standard">
      <style:graphic-properties svg:stroke-color="#0066cc" draw:marker-end="Symmetric_20_Arrow" draw:marker-end-width="0.3cm" draw:fill="solid" draw:fill-color="#ffffff" draw:textarea-horizontal-align="center" draw:textarea-vertical-align="middle"/>
    </style:style>
    <style:style style:name="gr45" style:family="graphic" style:parent-style-name="standard">
      <style:graphic-properties draw:stroke="dash" draw:stroke-dash="Ultrafine_20_Dashed" draw:fill="solid" draw:fill-color="#ffffff" draw:textarea-horizontal-align="center" draw:textarea-vertical-align="middle"/>
    </style:style>
    <style:style style:name="gr46" style:family="graphic" style:parent-style-name="standard">
      <style:graphic-properties draw:stroke="dash" draw:stroke-dash="Ultrafine_20_Dashed" draw:fill="none" draw:fill-color="#e6e6ff" draw:textarea-horizontal-align="center" draw:textarea-vertical-align="middle"/>
    </style:style>
    <style:style style:name="gr47" style:family="graphic" style:parent-style-name="standard">
      <style:graphic-properties svg:stroke-width="0cm" draw:marker-start-width="0.2cm" draw:marker-end-width="0.2cm" draw:textarea-horizontal-align="center" draw:textarea-vertical-align="middle" fo:padding-top="0cm" fo:padding-bottom="0cm" fo:padding-left="0cm" fo:padding-right="0cm"/>
    </style:style>
    <style:style style:name="gr48" style:family="graphic" style:parent-style-name="standard">
      <style:graphic-properties draw:marker-end="Symmetric_20_Arrow" draw:textarea-horizontal-align="center" draw:textarea-vertical-align="middle"/>
    </style:style>
    <style:style style:name="gr49" style:family="graphic" style:parent-style-name="standard">
      <style:graphic-properties draw:stroke="dash" draw:stroke-dash="Ultrafine_20_Dashed" draw:marker-start="" draw:marker-end="" draw:marker-end-width="0.3cm" draw:textarea-horizontal-align="center" draw:textarea-vertical-align="middle"/>
    </style:style>
    <style:style style:name="gr50" style:family="graphic" style:parent-style-name="standard">
      <style:graphic-properties draw:marker-start="" draw:marker-end="" draw:marker-end-width="0.3cm" draw:textarea-horizontal-align="center" draw:textarea-vertical-align="middle"/>
    </style:style>
    <style:style style:name="gr51" style:family="graphic" style:parent-style-name="standard">
      <style:graphic-properties draw:fill-color="#ffffcc" draw:textarea-horizontal-align="justify" draw:textarea-vertical-align="middle" draw:auto-grow-height="false"/>
    </style:style>
    <style:style style:name="gr52" style:family="graphic" style:parent-style-name="standard">
      <style:graphic-properties draw:fill="solid" draw:fill-color="#0066cc" draw:textarea-horizontal-align="justify" draw:textarea-vertical-align="middle" draw:auto-grow-height="false"/>
    </style:style>
    <style:style style:name="gr53" style:family="graphic" style:parent-style-name="standard">
      <style:graphic-properties draw:textarea-horizontal-align="center" draw:textarea-vertical-align="middle"/>
    </style:style>
    <style:style style:name="gr54" style:family="graphic" style:parent-style-name="standard">
      <style:graphic-properties draw:marker-end="" draw:marker-end-width="0.3cm" draw:textarea-horizontal-align="center" draw:textarea-vertical-align="middle"/>
    </style:style>
    <style:style style:name="gr55" style:family="graphic" style:parent-style-name="standard">
      <style:graphic-properties draw:stroke="none" svg:stroke-color="#000000" draw:fill="none" draw:fill-color="#ffffff" draw:textarea-horizontal-align="left" draw:auto-grow-height="true" draw:auto-grow-width="true" fo:min-height="1.094cm" fo:min-width="0cm"/>
    </style:style>
    <style:style style:name="pr1" style:family="presentation" style:parent-style-name="標準-notes">
      <style:graphic-properties draw:fill-color="#ffffff" fo:min-height="11.411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style:use-window-font-color="true" fo:font-size="11pt" fo:text-shadow="1pt 1pt" fo:font-weight="normal" style:font-size-asian="11pt" style:font-weight-asian="normal" style:font-size-complex="11pt" style:font-weight-complex="normal"/>
    </style:style>
    <style:style style:name="P3" style:family="paragraph">
      <style:paragraph-properties fo:text-align="center"/>
    </style:style>
    <style:style style:name="P4" style:family="paragraph">
      <style:paragraph-properties fo:text-align="center"/>
      <style:text-properties fo:font-size="10pt" style:font-size-asian="10pt" style:font-size-complex="10pt"/>
    </style:style>
    <style:style style:name="P5" style:family="paragraph">
      <style:text-properties fo:font-size="12pt" style:font-size-asian="12pt" style:font-size-complex="12pt"/>
    </style:style>
    <style:style style:name="P6" style:family="paragraph">
      <style:text-properties fo:font-size="10pt" style:font-size-asian="10pt" style:font-size-complex="10pt"/>
    </style:style>
    <style:style style:name="P7" style:family="paragraph">
      <style:text-properties fo:color="#0066cc" fo:font-size="11pt" fo:font-weight="bold" style:font-size-asian="11pt" style:font-weight-asian="bold" style:font-size-complex="11pt" style:font-weight-complex="bold"/>
    </style:style>
    <style:style style:name="P8" style:family="paragraph">
      <style:paragraph-properties fo:text-align="center"/>
      <style:text-properties fo:font-size="11pt" fo:font-weight="bold" style:font-size-asian="11pt" style:font-weight-asian="bold" style:font-size-complex="11pt" style:font-weight-complex="bold"/>
    </style:style>
    <style:style style:name="P9" style:family="paragraph">
      <style:paragraph-properties fo:text-align="start"/>
    </style:style>
    <style:style style:name="P10" style:family="paragraph">
      <style:paragraph-properties fo:text-align="start"/>
      <style:text-properties fo:font-size="10pt" style:font-size-asian="10pt" style:font-size-complex="10pt"/>
    </style:style>
    <style:style style:name="P11" style:family="paragraph">
      <style:paragraph-properties fo:margin-left="0cm" fo:margin-right="0cm" fo:text-indent="0cm"/>
    </style:style>
    <style:style style:name="P12" style:family="paragraph">
      <style:paragraph-properties fo:margin-left="0cm" fo:margin-right="0cm" fo:text-indent="0cm"/>
      <style:text-properties fo:font-size="11pt" style:font-size-asian="11pt" style:font-size-complex="11pt"/>
    </style:style>
    <style:style style:name="P13" style:family="paragraph">
      <style:paragraph-properties fo:margin-left="0cm" fo:margin-right="0cm" fo:text-align="center" fo:text-indent="0cm"/>
      <style:text-properties fo:font-size="11pt" style:font-size-asian="11pt" style:font-size-complex="11pt"/>
    </style:style>
    <style:style style:name="P14" style:family="paragraph">
      <style:paragraph-properties fo:text-align="center"/>
      <style:text-properties fo:font-size="11pt" style:font-size-asian="11pt" style:font-size-complex="11pt"/>
    </style:style>
    <style:style style:name="P15" style:family="paragraph">
      <style:paragraph-properties fo:margin-left="0cm" fo:margin-right="0cm" fo:text-align="center" fo:text-indent="0cm"/>
      <style:text-properties fo:font-size="11pt" fo:font-weight="bold" style:font-size-asian="11pt" style:font-weight-asian="bold" style:font-size-complex="11pt"/>
    </style:style>
    <style:style style:name="P16" style:family="paragraph">
      <style:paragraph-properties fo:margin-left="0cm" fo:margin-right="0cm" fo:text-align="center" fo:text-indent="0cm"/>
      <style:text-properties fo:font-size="11pt" fo:font-weight="normal" style:font-size-asian="11pt" style:font-weight-asian="normal" style:font-size-complex="11pt"/>
    </style:style>
    <style:style style:name="P17" style:family="paragraph">
      <style:paragraph-properties fo:margin-left="0cm" fo:margin-right="0cm" fo:text-align="center" fo:text-indent="0cm"/>
      <style:text-properties fo:color="#0066cc" fo:font-size="11pt" fo:font-weight="normal" style:font-size-asian="11pt" style:font-weight-asian="normal" style:font-size-complex="11pt"/>
    </style:style>
    <style:style style:name="P18" style:family="paragraph">
      <style:paragraph-properties fo:margin-left="0cm" fo:margin-right="0cm" fo:text-align="start" fo:text-indent="0cm"/>
    </style:style>
    <style:style style:name="P19" style:family="paragraph">
      <style:paragraph-properties fo:margin-left="0cm" fo:margin-right="0cm" fo:text-align="start" fo:text-indent="0cm"/>
      <style:text-properties fo:color="#0066cc" fo:font-size="11pt" fo:font-weight="normal" style:font-size-asian="11pt" style:font-weight-asian="normal" style:font-size-complex="11pt"/>
    </style:style>
    <style:style style:name="P20" style:family="paragraph">
      <style:paragraph-properties fo:text-align="start"/>
      <style:text-properties fo:font-size="11pt" style:font-size-asian="11pt" style:font-size-complex="11pt"/>
    </style:style>
    <style:style style:name="P21" style:family="paragraph">
      <style:text-properties fo:font-size="11pt" style:font-size-asian="11pt" style:font-size-complex="11pt"/>
    </style:style>
    <style:style style:name="P22" style:family="paragraph">
      <style:text-properties fo:font-size="11pt" fo:font-weight="bold" style:font-size-asian="11pt" style:font-weight-asian="bold" style:font-size-complex="11pt" style:font-weight-complex="bold"/>
    </style:style>
    <style:style style:name="P23" style:family="paragraph">
      <style:paragraph-properties fo:margin-left="0cm" fo:margin-right="0cm" fo:text-align="start" fo:text-indent="0cm"/>
      <style:text-properties style:use-window-font-color="true" fo:font-size="11pt" fo:font-weight="normal" style:font-size-asian="11pt" style:font-weight-asian="normal" style:font-size-complex="11pt"/>
    </style:style>
    <style:style style:name="P24" style:family="paragraph">
      <style:paragraph-properties fo:text-align="center"/>
      <style:text-properties fo:color="#ffffcc" fo:font-size="11pt" fo:font-weight="bold" style:font-size-asian="11pt" style:font-weight-asian="bold" style:font-size-complex="11pt" style:font-weight-complex="bold"/>
    </style:style>
    <style:style style:name="P25" style:family="paragraph">
      <style:paragraph-properties fo:text-align="center"/>
      <style:text-properties fo:color="#0066cc" fo:font-size="12pt" fo:font-weight="normal" style:font-size-asian="12pt" style:font-weight-asian="normal" style:font-size-complex="12pt" style:font-weight-complex="normal"/>
    </style:style>
    <style:style style:name="P26" style:family="paragraph">
      <style:paragraph-properties fo:margin-left="0cm" fo:margin-right="0cm" fo:text-align="center" fo:text-indent="0cm"/>
      <style:text-properties fo:font-size="12pt" fo:font-weight="normal" style:font-size-asian="12pt" style:font-weight-asian="normal" style:font-size-complex="12pt" style:font-weight-complex="normal"/>
    </style:style>
    <style:style style:name="P27" style:family="paragraph">
      <style:paragraph-properties fo:text-align="center"/>
      <style:text-properties fo:font-size="14pt"/>
    </style:style>
    <style:style style:name="P28" style:family="paragraph">
      <style:paragraph-properties fo:margin-left="0cm" fo:margin-right="0cm" fo:text-align="center" fo:text-indent="0cm"/>
      <style:text-properties fo:font-size="14pt" style:font-size-asian="14pt"/>
    </style:style>
    <style:style style:name="P29" style:family="paragraph">
      <style:paragraph-properties fo:margin-left="0cm" fo:margin-right="0cm" fo:text-indent="0cm"/>
      <style:text-properties fo:font-size="14pt" style:font-size-asian="14pt"/>
    </style:style>
    <style:style style:name="T1" style:family="text">
      <style:text-properties style:use-window-font-color="true" fo:font-size="11pt" fo:text-shadow="1pt 1pt" fo:font-weight="normal" style:font-size-asian="11pt" style:font-weight-asian="normal" style:font-size-complex="11pt" style:font-weight-complex="normal"/>
    </style:style>
    <style:style style:name="T2" style:family="text">
      <style:text-properties fo:font-size="10pt" style:font-size-asian="10pt" style:font-size-complex="10pt"/>
    </style:style>
    <style:style style:name="T3" style:family="text">
      <style:text-properties fo:font-size="12pt" style:font-size-asian="12pt" style:font-size-complex="12pt"/>
    </style:style>
    <style:style style:name="T4" style:family="text">
      <style:text-properties fo:color="#0066cc" fo:font-size="11pt" fo:font-weight="bold" style:font-size-asian="11pt" style:font-weight-asian="bold" style:font-size-complex="11pt" style:font-weight-complex="bold"/>
    </style:style>
    <style:style style:name="T5" style:family="text">
      <style:text-properties fo:font-size="11pt" fo:font-weight="bold" style:font-size-asian="11pt" style:font-weight-asian="bold" style:font-size-complex="11pt" style:font-weight-complex="bold"/>
    </style:style>
    <style:style style:name="T6" style:family="text">
      <style:text-properties fo:font-size="11pt" style:font-size-asian="11pt" style:font-size-complex="11pt"/>
    </style:style>
    <style:style style:name="T7" style:family="text">
      <style:text-properties fo:font-size="11pt" fo:font-weight="bold" style:font-size-asian="11pt" style:font-weight-asian="bold" style:font-size-complex="11pt"/>
    </style:style>
    <style:style style:name="T8" style:family="text">
      <style:text-properties fo:font-size="11pt" fo:font-weight="normal" style:font-size-asian="11pt" style:font-weight-asian="normal" style:font-size-complex="11pt"/>
    </style:style>
    <style:style style:name="T9" style:family="text">
      <style:text-properties fo:color="#0066cc" fo:font-size="11pt" fo:font-weight="normal" style:font-size-asian="11pt" style:font-weight-asian="normal" style:font-size-complex="11pt"/>
    </style:style>
    <style:style style:name="T10" style:family="text">
      <style:text-properties style:use-window-font-color="true" fo:font-size="11pt" fo:font-weight="normal" style:font-size-asian="11pt" style:font-weight-asian="normal" style:font-size-complex="11pt"/>
    </style:style>
    <style:style style:name="T11" style:family="text">
      <style:text-properties fo:color="#0066cc" fo:font-size="12pt" fo:font-weight="normal" style:font-size-asian="12pt" style:font-weight-asian="normal" style:font-size-complex="12pt" style:font-weight-complex="normal"/>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4pt"/>
    </style:style>
    <style:style style:name="T14" style:family="text">
      <style:text-properties fo:font-size="14pt" style:font-size-asian="14pt"/>
    </style:style>
    <text:list-style style:name="L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標準">
        <office:forms form:automatic-focus="false" form:apply-design-mode="false"/>
        <draw:rect draw:style-name="gr1" draw:text-style-name="P2" draw:id="id3" draw:layer="layout" svg:width="2.394cm" svg:height="0.923cm" svg:x="1.899cm" svg:y="6.116cm">
          <text:p text:style-name="P1"><text:span text:style-name="T1">PostgreSQL</text:span></text:p>
        </draw:rect>
        <draw:frame draw:style-name="gr2" draw:text-style-name="P3" draw:id="id1" draw:layer="layout" svg:width="2.1cm" svg:height="1.474cm" svg:x="4.657cm" svg:y="1.534cm">
          <draw:image xlink:href="Pictures/2000020D0000271100001AB4DFD6C909.svm" xlink:type="simple" xlink:show="embed" xlink:actuate="onLoad">
            <text:p/>
          </draw:image>
        </draw:frame>
        <draw:rect draw:style-name="gr1" draw:text-style-name="P2" draw:id="id4" draw:layer="layout" svg:width="2.394cm" svg:height="0.923cm" svg:x="4.55cm" svg:y="6.117cm">
          <text:p text:style-name="P1"><text:span text:style-name="T1">PostgreSQL</text:span></text:p>
        </draw:rect>
        <draw:rect draw:style-name="gr1" draw:text-style-name="P2" draw:id="id2" draw:layer="layout" svg:width="2.8cm" svg:height="0.829cm" svg:x="4.288cm" svg:y="3.845cm">
          <text:p text:style-name="P1"><text:span text:style-name="T1">pgpool-II</text:span></text:p>
        </draw:rect>
        <draw:connector draw:style-name="gr3" draw:layer="layout" draw:type="line" svg:x1="5.707cm" svg:y1="3.008cm" svg:x2="5.688cm" svg:y2="3.845cm" draw:start-shape="id1" draw:end-shape="id2" draw:end-glue-point="0" svg:d="m5707 3008-19 837">
          <text:p/>
        </draw:connector>
        <draw:connector draw:style-name="gr4" draw:layer="layout" draw:type="line" svg:x1="5.688cm" svg:y1="4.674cm" svg:x2="3.096cm" svg:y2="6.116cm" draw:start-shape="id2" draw:start-glue-point="2" draw:end-shape="id3" draw:end-glue-point="0" svg:d="m5688 4674-2592 1442">
          <text:p/>
        </draw:connector>
        <draw:connector draw:style-name="gr3" draw:layer="layout" draw:type="line" svg:x1="5.688cm" svg:y1="4.674cm" svg:x2="5.747cm" svg:y2="6.117cm" draw:start-shape="id2" draw:start-glue-point="2" draw:end-shape="id4" draw:end-glue-point="0" svg:d="m5688 4674 59 1443">
          <text:p/>
        </draw:connector>
        <draw:rect draw:style-name="gr1" draw:text-style-name="P2" draw:id="id7" draw:layer="layout" svg:width="2.4cm" svg:height="1.16cm" svg:x="11.915cm" svg:y="5.916cm">
          <text:p text:style-name="P1"><text:span text:style-name="T1">PostgreSQL</text:span></text:p>
          <text:p text:style-name="P1"><text:span text:style-name="T1">master</text:span></text:p>
        </draw:rect>
        <draw:frame draw:style-name="gr2" draw:text-style-name="P3" draw:id="id5" draw:layer="layout" svg:width="2.1cm" svg:height="1.474cm" svg:x="15.157cm" svg:y="1.534cm">
          <draw:image xlink:href="Pictures/2000020D0000271100001AB4DFD6C909.svm" xlink:type="simple" xlink:show="embed" xlink:actuate="onLoad">
            <text:p/>
          </draw:image>
        </draw:frame>
        <draw:rect draw:style-name="gr1" draw:text-style-name="P2" draw:id="id8" draw:layer="layout" svg:width="2.4cm" svg:height="1.16cm" svg:x="14.988cm" svg:y="5.917cm">
          <text:p text:style-name="P1"><text:span text:style-name="T1">PostgreSQL</text:span></text:p>
          <text:p text:style-name="P1"><text:span text:style-name="T1">slave</text:span></text:p>
        </draw:rect>
        <draw:rect draw:style-name="gr1" draw:text-style-name="P2" draw:id="id6" draw:layer="layout" svg:width="2.8cm" svg:height="0.829cm" svg:x="14.788cm" svg:y="3.845cm">
          <text:p text:style-name="P1"><text:span text:style-name="T1">pgpool-II</text:span></text:p>
        </draw:rect>
        <draw:connector draw:style-name="gr3" draw:layer="layout" draw:type="line" svg:x1="16.207cm" svg:y1="3.008cm" svg:x2="16.188cm" svg:y2="3.845cm" draw:start-shape="id5" draw:end-shape="id6" draw:end-glue-point="0" svg:d="m16207 3008-19 837">
          <text:p/>
        </draw:connector>
        <draw:connector draw:style-name="gr4" draw:layer="layout" draw:type="line" svg:x1="16.188cm" svg:y1="4.674cm" svg:x2="13.115cm" svg:y2="5.916cm" draw:start-shape="id6" draw:start-glue-point="2" draw:end-shape="id7" draw:end-glue-point="0" svg:d="m16188 4674-3073 1242">
          <text:p/>
        </draw:connector>
        <draw:connector draw:style-name="gr5" draw:layer="layout" draw:type="line" svg:x1="16.188cm" svg:y1="4.674cm" svg:x2="16.188cm" svg:y2="5.917cm" draw:start-shape="id6" draw:start-glue-point="2" draw:end-shape="id8" draw:end-glue-point="0" svg:d="m16188 4674v1243">
          <text:p/>
        </draw:connector>
        <draw:connector draw:style-name="gr6" draw:layer="layout" svg:x1="13.115cm" svg:y1="7.076cm" svg:x2="16.188cm" svg:y2="7.077cm" draw:start-shape="id7" draw:start-glue-point="2" draw:end-shape="id8" svg:d="m13115 7076v502h3073v-501">
          <text:p/>
        </draw:connector>
        <draw:rect draw:style-name="gr1" draw:text-style-name="P2" draw:id="id9" draw:layer="layout" svg:width="2.394cm" svg:height="0.923cm" svg:x="7.286cm" svg:y="6.118cm">
          <text:p text:style-name="P1"><text:span text:style-name="T1">PostgreSQL</text:span></text:p>
        </draw:rect>
        <draw:connector draw:style-name="gr4" draw:layer="layout" draw:type="line" svg:x1="5.689cm" svg:y1="4.674cm" svg:x2="8.483cm" svg:y2="6.118cm" draw:end-shape="id9" draw:end-glue-point="0" svg:d="m5689 4674 2794 1444">
          <text:p/>
        </draw:connector>
        <draw:custom-shape draw:style-name="gr7" draw:text-style-name="P4" draw:layer="layout" svg:width="4.171cm" svg:height="0.72cm" svg:x="3.475cm" svg:y="5.005cm">
          <text:p text:style-name="P3"><text:span text:style-name="T2">負荷分散</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8" draw:text-style-name="P5" draw:layer="layout" svg:width="14.965cm" svg:height="0.509cm" svg:x="2.148cm" svg:y="0.653cm">
          <draw:text-box>
            <text:p><text:span text:style-name="T3">(1)</text:span><text:span text:style-name="T3">レプリケーションモード</text:span><text:span text:style-name="T3"><text:tab/></text:span><text:span text:style-name="T3"><text:tab/></text:span><text:span text:style-name="T3"><text:tab/></text:span><text:span text:style-name="T3"><text:tab/></text:span><text:span text:style-name="T3">(2)</text:span><text:span text:style-name="T3">マスタスレーブモード</text:span></text:p>
          </draw:text-box>
        </draw:frame>
        <draw:rect draw:style-name="gr1" draw:text-style-name="P2" draw:id="id10" draw:layer="layout" svg:width="2.4cm" svg:height="1.16cm" svg:x="18.188cm" svg:y="5.918cm">
          <text:p text:style-name="P1"><text:span text:style-name="T1">PostgreSQL</text:span></text:p>
          <text:p text:style-name="P1"><text:span text:style-name="T1">slave</text:span></text:p>
        </draw:rect>
        <draw:connector draw:style-name="gr9" draw:layer="layout" draw:type="line" svg:x1="19.388cm" svg:y1="5.918cm" svg:x2="16.188cm" svg:y2="4.674cm" draw:start-shape="id10" draw:start-glue-point="0" draw:end-shape="id6" draw:end-glue-point="2" svg:d="m19388 5918-3200-1244">
          <text:p/>
        </draw:connector>
        <draw:custom-shape draw:style-name="gr7" draw:text-style-name="P4" draw:layer="layout" svg:width="4.171cm" svg:height="0.72cm" svg:x="14.076cm" svg:y="4.905cm">
          <text:p text:style-name="P3"><text:span text:style-name="T2">負荷分散</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style-name="gr6" draw:layer="layout" draw:line-skew="0.358cm" svg:x1="13.115cm" svg:y1="7.076cm" svg:x2="19.388cm" svg:y2="7.078cm" draw:start-shape="id7" draw:start-glue-point="2" draw:end-shape="id10" draw:end-glue-point="2" svg:d="m13115 7076v861h6273v-859">
          <text:p/>
        </draw:connector>
        <presentation:notes draw:style-name="dp2">
          <draw:page-thumbnail draw:style-name="gr10" draw:layer="layout" svg:width="13.705cm" svg:height="10.279cm" svg:x="3.641cm" svg:y="2.853cm" draw:page-number="1" presentation:class="page"/>
          <draw:frame presentation:style-name="pr1" draw:layer="layout" svg:width="14.507cm" svg:height="11.411cm" svg:x="3.248cm" svg:y="14.13cm" presentation:class="notes" presentation:placeholder="true">
            <draw:text-box/>
          </draw:frame>
        </presentation:notes>
      </draw:page>
      <draw:page draw:name="page2" draw:style-name="dp1" draw:master-page-name="標準">
        <office:forms form:automatic-focus="false" form:apply-design-mode="false"/>
        <draw:rect draw:style-name="gr1" draw:text-style-name="P2" draw:layer="layout" svg:width="6.465cm" svg:height="1.68cm" svg:x="1.242cm" svg:y="5.916cm">
          <text:p text:style-name="P1"><text:span text:style-name="T1"/></text:p>
          <text:p text:style-name="P1"><text:span text:style-name="T1"/></text:p>
          <text:p text:style-name="P1"><text:span text:style-name="T1">PostgreSQL</text:span></text:p>
        </draw:rect>
        <draw:frame draw:style-name="gr2" draw:text-style-name="P3" draw:id="id11" draw:layer="layout" svg:width="2.1cm" svg:height="1.474cm" svg:x="5.657cm" svg:y="0.734cm">
          <draw:image xlink:href="Pictures/2000020D0000271100001AB4DFD6C909.svm" xlink:type="simple" xlink:show="embed" xlink:actuate="onLoad">
            <text:p/>
          </draw:image>
        </draw:frame>
        <draw:rect draw:style-name="gr1" draw:text-style-name="P2" draw:layer="layout" svg:width="5.236cm" svg:height="1.589cm" svg:x="5.831cm" svg:y="3.245cm">
          <text:p text:style-name="P1"><text:span text:style-name="T1">pgpool-II</text:span></text:p>
          <text:p text:style-name="P1"><text:span text:style-name="T1"/></text:p>
          <text:p text:style-name="P1"><text:span text:style-name="T1"/></text:p>
        </draw:rect>
        <draw:rect draw:style-name="gr11" draw:text-style-name="P6" draw:id="id15" draw:layer="layout" svg:width="1.849cm" svg:height="0.768cm" svg:x="1.477cm" svg:y="6.173cm">
          <text:p><text:span text:style-name="T2">postgres</text:span></text:p>
        </draw:rect>
        <draw:rect draw:style-name="gr11" draw:text-style-name="P6" draw:id="id12" draw:layer="layout" svg:width="1.447cm" svg:height="0.768cm" svg:x="5.978cm" svg:y="3.873cm">
          <text:p><text:span text:style-name="T2">child</text:span></text:p>
        </draw:rect>
        <draw:rect draw:style-name="gr11" draw:text-style-name="P6" draw:id="id17" draw:layer="layout" svg:width="1.447cm" svg:height="0.768cm" svg:x="7.679cm" svg:y="3.873cm">
          <text:p><text:span text:style-name="T2">Health</text:span></text:p>
          <text:p><text:span text:style-name="T2">Check</text:span></text:p>
        </draw:rect>
        <draw:rect draw:style-name="gr11" draw:text-style-name="P4" draw:id="id14" draw:layer="layout" svg:width="1.447cm" svg:height="0.768cm" svg:x="9.38cm" svg:y="3.873cm">
          <text:p text:style-name="P3"><text:span text:style-name="T2">child</text:span></text:p>
        </draw:rect>
        <draw:rect draw:style-name="gr11" draw:text-style-name="P6" draw:id="id19" draw:layer="layout" svg:width="1.849cm" svg:height="0.768cm" svg:x="3.578cm" svg:y="6.173cm">
          <text:p><text:span text:style-name="T2">postgres</text:span></text:p>
        </draw:rect>
        <draw:rect draw:style-name="gr11" draw:text-style-name="P6" draw:id="id20" draw:layer="layout" svg:width="1.849cm" svg:height="0.768cm" svg:x="5.679cm" svg:y="6.173cm">
          <text:p><text:span text:style-name="T2">postgres</text:span></text:p>
        </draw:rect>
        <draw:rect draw:style-name="gr1" draw:text-style-name="P2" draw:layer="layout" svg:width="6.465cm" svg:height="1.68cm" svg:x="9.343cm" svg:y="5.916cm">
          <text:p text:style-name="P1"><text:span text:style-name="T1"/></text:p>
          <text:p text:style-name="P1"><text:span text:style-name="T1"/></text:p>
          <text:p text:style-name="P1"><text:span text:style-name="T1">PostgreSQL</text:span></text:p>
        </draw:rect>
        <draw:rect draw:style-name="gr11" draw:text-style-name="P6" draw:id="id16" draw:layer="layout" svg:width="1.849cm" svg:height="0.768cm" svg:x="9.578cm" svg:y="6.173cm">
          <text:p><text:span text:style-name="T2">postgres</text:span></text:p>
        </draw:rect>
        <draw:rect draw:style-name="gr11" draw:text-style-name="P6" draw:id="id18" draw:layer="layout" svg:width="1.849cm" svg:height="0.768cm" svg:x="11.679cm" svg:y="6.173cm">
          <text:p><text:span text:style-name="T2">postgres</text:span></text:p>
        </draw:rect>
        <draw:rect draw:style-name="gr11" draw:text-style-name="P6" draw:id="id21" draw:layer="layout" svg:width="1.849cm" svg:height="0.768cm" svg:x="13.78cm" svg:y="6.173cm">
          <text:p><text:span text:style-name="T2">postgres</text:span></text:p>
        </draw:rect>
        <draw:frame draw:style-name="gr2" draw:text-style-name="P3" draw:id="id13" draw:layer="layout" svg:width="2.1cm" svg:height="1.474cm" svg:x="9.057cm" svg:y="0.734cm">
          <draw:image xlink:href="Pictures/2000020D0000271100001AB4DFD6C909.svm" xlink:type="simple" xlink:show="embed" xlink:actuate="onLoad">
            <text:p/>
          </draw:image>
        </draw:frame>
        <draw:connector draw:style-name="gr12" draw:layer="layout" draw:type="line" svg:x1="6.707cm" svg:y1="2.208cm" svg:x2="6.701cm" svg:y2="3.873cm" draw:start-shape="id11" draw:start-glue-point="2" draw:end-shape="id12" draw:end-glue-point="0" svg:d="m6707 2208-6 1665">
          <text:p/>
        </draw:connector>
        <draw:connector draw:style-name="gr13" draw:layer="layout" draw:type="line" svg:x1="10.107cm" svg:y1="2.208cm" svg:x2="10.103cm" svg:y2="3.873cm" draw:start-shape="id13" draw:start-glue-point="2" draw:end-shape="id14" draw:end-glue-point="0" svg:d="m10107 2208-4 1665">
          <text:p/>
        </draw:connector>
        <draw:connector draw:style-name="gr14" draw:layer="layout" draw:type="line" svg:x1="6.701cm" svg:y1="4.641cm" svg:x2="2.401cm" svg:y2="6.173cm" draw:start-shape="id12" draw:start-glue-point="2" draw:end-shape="id15" draw:end-glue-point="0" svg:d="m6701 4641-4300 1532">
          <text:p/>
        </draw:connector>
        <draw:connector draw:style-name="gr14" draw:layer="layout" draw:type="line" svg:x1="6.701cm" svg:y1="4.641cm" svg:x2="10.502cm" svg:y2="6.173cm" draw:start-shape="id12" draw:start-glue-point="2" draw:end-shape="id16" draw:end-glue-point="0" svg:d="m6701 4641 3801 1532">
          <text:p/>
        </draw:connector>
        <draw:connector draw:style-name="gr15" draw:layer="layout" draw:type="line" svg:x1="8.402cm" svg:y1="4.641cm" svg:x2="12.603cm" svg:y2="6.173cm" draw:start-shape="id17" draw:start-glue-point="2" draw:end-shape="id18" draw:end-glue-point="0" svg:d="m8402 4641 4201 1532">
          <text:p/>
        </draw:connector>
        <draw:connector draw:style-name="gr15" draw:layer="layout" draw:type="line" svg:x1="8.402cm" svg:y1="4.641cm" svg:x2="4.502cm" svg:y2="6.173cm" draw:start-shape="id17" draw:start-glue-point="2" draw:end-shape="id19" draw:end-glue-point="0" svg:d="m8402 4641-3900 1532">
          <text:p/>
        </draw:connector>
        <draw:connector draw:style-name="gr16" draw:layer="layout" draw:type="line" svg:x1="10.103cm" svg:y1="4.641cm" svg:x2="6.603cm" svg:y2="6.173cm" draw:start-shape="id14" draw:start-glue-point="2" draw:end-shape="id20" draw:end-glue-point="0" svg:d="m10103 4641-3500 1532">
          <text:p/>
        </draw:connector>
        <draw:connector draw:style-name="gr16" draw:layer="layout" draw:type="line" svg:x1="10.103cm" svg:y1="4.641cm" svg:x2="14.704cm" svg:y2="6.173cm" draw:start-shape="id14" draw:start-glue-point="2" draw:end-shape="id21" draw:end-glue-point="0" svg:d="m10103 4641 4601 1532">
          <text:p/>
        </draw:connector>
        <draw:frame draw:style-name="gr8" draw:text-style-name="P7" draw:layer="layout" svg:width="1.374cm" svg:height="0.441cm" svg:x="10.225cm" svg:y="2.654cm">
          <draw:text-box>
            <text:p><text:span text:style-name="T4">INSERT</text:span></text:p>
          </draw:text-box>
        </draw:frame>
        <draw:frame draw:style-name="gr17" draw:text-style-name="P7" draw:layer="layout" svg:width="1.374cm" svg:height="0.649cm" svg:x="13.525cm" svg:y="5.055cm">
          <draw:text-box>
            <text:p><text:span text:style-name="T4">INSERT</text:span></text:p>
          </draw:text-box>
        </draw:frame>
        <draw:frame draw:style-name="gr8" draw:text-style-name="P7" draw:layer="layout" svg:width="1.374cm" svg:height="0.441cm" svg:x="6.425cm" svg:y="5.256cm">
          <draw:text-box>
            <text:p><text:span text:style-name="T4">INSERT</text:span></text:p>
          </draw:text-box>
        </draw:frame>
        <presentation:notes draw:style-name="dp2">
          <draw:page-thumbnail draw:style-name="gr10" draw:layer="layout" svg:width="13.705cm" svg:height="10.279cm" svg:x="3.641cm" svg:y="2.853cm" draw:page-number="2" presentation:class="page"/>
          <draw:frame presentation:style-name="pr1" draw:layer="layout" svg:width="14.507cm" svg:height="11.411cm" svg:x="3.248cm" svg:y="14.13cm" presentation:class="notes" presentation:placeholder="true">
            <draw:text-box/>
          </draw:frame>
        </presentation:notes>
      </draw:page>
      <draw:page draw:name="page3" draw:style-name="dp1" draw:master-page-name="標準">
        <office:forms form:automatic-focus="false" form:apply-design-mode="false"/>
        <draw:connector draw:style-name="gr12" draw:layer="layout" draw:type="line" svg:x1="19.107cm" svg:y1="3.208cm" svg:x2="19.101cm" svg:y2="4.473cm" draw:start-shape="id22" draw:start-glue-point="2" draw:end-shape="id23" draw:end-glue-point="0" svg:d="m19107 3208-6 1265">
          <text:p/>
        </draw:connector>
        <draw:rect draw:style-name="gr1" draw:text-style-name="P2" draw:layer="layout" svg:width="2.498cm" svg:height="1.68cm" svg:x="15.642cm" svg:y="6.116cm">
          <text:p text:style-name="P1"><text:span text:style-name="T1"/></text:p>
          <text:p text:style-name="P1"><text:span text:style-name="T1"/></text:p>
          <text:p text:style-name="P1"><text:span text:style-name="T1">PostgreSQL</text:span></text:p>
        </draw:rect>
        <draw:frame draw:style-name="gr2" draw:text-style-name="P3" draw:id="id22" draw:layer="layout" svg:width="2.1cm" svg:height="1.474cm" svg:x="18.057cm" svg:y="1.734cm">
          <draw:image xlink:href="Pictures/2000020D0000271100001AB4DFD6C909.svm" xlink:type="simple" xlink:show="embed" xlink:actuate="onLoad">
            <text:p/>
          </draw:image>
        </draw:frame>
        <draw:rect draw:style-name="gr1" draw:text-style-name="P2" draw:layer="layout" svg:width="1.873cm" svg:height="1.589cm" svg:x="18.231cm" svg:y="3.745cm">
          <text:p text:style-name="P1"><text:span text:style-name="T1">pgpool-II</text:span></text:p>
          <text:p text:style-name="P1"><text:span text:style-name="T1"/></text:p>
          <text:p text:style-name="P1"><text:span text:style-name="T1"/></text:p>
        </draw:rect>
        <draw:rect draw:style-name="gr11" draw:text-style-name="P6" draw:id="id24" draw:layer="layout" svg:width="1.849cm" svg:height="0.768cm" svg:x="15.877cm" svg:y="6.373cm">
          <text:p><text:span text:style-name="T2">postgres</text:span></text:p>
        </draw:rect>
        <draw:rect draw:style-name="gr11" draw:text-style-name="P6" draw:id="id23" draw:layer="layout" svg:width="1.447cm" svg:height="0.768cm" svg:x="18.378cm" svg:y="4.473cm">
          <text:p><text:span text:style-name="T2">child</text:span></text:p>
        </draw:rect>
        <draw:connector draw:style-name="gr14" draw:layer="layout" draw:type="line" svg:x1="19.101cm" svg:y1="5.241cm" svg:x2="16.801cm" svg:y2="6.373cm" draw:start-shape="id23" draw:start-glue-point="2" draw:end-shape="id24" draw:end-glue-point="0" svg:d="m19101 5241-2300 1132">
          <text:p/>
        </draw:connector>
        <draw:rect draw:style-name="gr1" draw:text-style-name="P2" draw:layer="layout" svg:width="4.95cm" svg:height="1.68cm" svg:x="2.818cm" svg:y="6.216cm">
          <text:p text:style-name="P1"><text:span text:style-name="T1"/></text:p>
          <text:p text:style-name="P1"><text:span text:style-name="T1"/></text:p>
          <text:p text:style-name="P1"><text:span text:style-name="T1">PostgreSQL</text:span></text:p>
        </draw:rect>
        <draw:rect draw:style-name="gr1" draw:text-style-name="P2" draw:layer="layout" svg:width="3.954cm" svg:height="1.589cm" svg:x="6.287cm" svg:y="3.745cm">
          <text:p text:style-name="P1"><text:span text:style-name="T1">Pgpool-II <text:s text:c="2"/></text:span></text:p>
          <text:p text:style-name="P1"><text:span text:style-name="T1"><text:s/></text:span></text:p>
          <text:p text:style-name="P1"><text:span text:style-name="T1"/></text:p>
        </draw:rect>
        <draw:rect draw:style-name="gr18" draw:text-style-name="P6" draw:id="id25" draw:layer="layout" svg:width="1.447cm" svg:height="0.768cm" svg:x="6.379cm" svg:y="4.473cm">
          <text:p><text:span text:style-name="T2">child</text:span></text:p>
        </draw:rect>
        <draw:rect draw:style-name="gr19" draw:text-style-name="P6" draw:id="id30" draw:layer="layout" svg:width="1.849cm" svg:height="0.768cm" svg:x="5.778cm" svg:y="6.473cm">
          <text:p><text:span text:style-name="T2">postgres</text:span></text:p>
        </draw:rect>
        <draw:frame draw:style-name="gr2" draw:text-style-name="P3" draw:id="id31" draw:layer="layout" svg:width="2.1cm" svg:height="1.474cm" svg:x="7.057cm" svg:y="1.734cm">
          <draw:image xlink:href="Pictures/2000020D0000271100001AB4DFD6C909.svm" xlink:type="simple" xlink:show="embed" xlink:actuate="onLoad">
            <text:p/>
          </draw:image>
        </draw:frame>
        <draw:rect draw:style-name="gr18" draw:text-style-name="P6" draw:id="id27" draw:layer="layout" svg:width="1.849cm" svg:height="0.768cm" svg:x="2.879cm" svg:y="6.473cm">
          <text:p><text:span text:style-name="T2">Postgres</text:span></text:p>
        </draw:rect>
        <draw:rect draw:style-name="gr1" draw:text-style-name="P2" draw:layer="layout" svg:width="5.036cm" svg:height="1.68cm" svg:x="8.335cm" svg:y="6.216cm">
          <text:p text:style-name="P1"><text:span text:style-name="T1"/></text:p>
          <text:p text:style-name="P1"><text:span text:style-name="T1"/></text:p>
          <text:p text:style-name="P1"><text:span text:style-name="T1">PostgreSQL</text:span></text:p>
        </draw:rect>
        <draw:rect draw:style-name="gr19" draw:text-style-name="P6" draw:id="id29" draw:layer="layout" svg:width="1.849cm" svg:height="0.768cm" svg:x="11.379cm" svg:y="6.473cm">
          <text:p><text:span text:style-name="T2">postgres</text:span></text:p>
        </draw:rect>
        <draw:rect draw:style-name="gr18" draw:text-style-name="P6" draw:id="id26" draw:layer="layout" svg:width="1.849cm" svg:height="0.768cm" svg:x="8.38cm" svg:y="6.473cm">
          <text:p><text:span text:style-name="T2">postgres</text:span></text:p>
        </draw:rect>
        <draw:connector draw:style-name="gr20" draw:layer="layout" draw:type="line" svg:x1="7.102cm" svg:y1="5.241cm" svg:x2="9.304cm" svg:y2="6.473cm" draw:start-shape="id25" draw:start-glue-point="2" draw:end-shape="id26" draw:end-glue-point="0" svg:d="m7102 5241 2202 1232">
          <text:p/>
        </draw:connector>
        <draw:connector draw:style-name="gr20" draw:layer="layout" draw:type="line" svg:x1="7.102cm" svg:y1="5.241cm" svg:x2="3.803cm" svg:y2="6.473cm" draw:start-shape="id25" draw:start-glue-point="2" draw:end-shape="id27" draw:end-glue-point="0" svg:d="m7102 5241-3299 1232">
          <text:p/>
        </draw:connector>
        <draw:rect draw:style-name="gr21" draw:text-style-name="P2" draw:layer="layout" svg:width="2.498cm" svg:height="1.68cm" svg:x="20.242cm" svg:y="6.116cm">
          <text:p text:style-name="P1"><text:span text:style-name="T1"/></text:p>
          <text:p text:style-name="P1"><text:span text:style-name="T1"/></text:p>
          <text:p text:style-name="P1"><text:span text:style-name="T1">PostgreSQL</text:span></text:p>
        </draw:rect>
        <draw:rect draw:style-name="gr22" draw:text-style-name="P6" draw:layer="layout" svg:width="1.849cm" svg:height="0.768cm" svg:x="20.477cm" svg:y="6.373cm">
          <text:p><text:span text:style-name="T2">postgres</text:span></text:p>
        </draw:rect>
        <draw:frame draw:style-name="gr23" draw:text-style-name="P5" draw:layer="layout" svg:width="15.349cm" svg:height="0.509cm" svg:x="3.344cm" svg:y="0.436cm">
          <draw:text-box>
            <text:p><text:span text:style-name="T3">(1)</text:span><text:span text:style-name="T3">プロセス故障</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2)</text:span><text:span text:style-name="T3">ノード故障</text:span></text:p>
          </draw:text-box>
        </draw:frame>
        <draw:custom-shape draw:style-name="gr7" draw:text-style-name="P8" draw:layer="layout" svg:width="1.712cm" svg:height="2.196cm" svg:x="2.978cm" svg:y="5.766cm">
          <text:p text:style-name="P3"><text:span text:style-name="T5">故障</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onnector draw:style-name="gr24" draw:layer="layout" draw:type="line" svg:x1="9.303cm" svg:y1="5.241cm" svg:x2="12.303cm" svg:y2="6.473cm" draw:start-shape="id28" draw:start-glue-point="2" draw:end-shape="id29" draw:end-glue-point="0" svg:d="m9303 5241 3000 1232">
          <text:p/>
        </draw:connector>
        <draw:connector draw:style-name="gr24" draw:layer="layout" draw:type="line" svg:x1="9.303cm" svg:y1="5.241cm" svg:x2="6.702cm" svg:y2="6.473cm" draw:start-shape="id28" draw:start-glue-point="2" draw:end-shape="id30" draw:end-glue-point="0" svg:d="m9303 5241-2601 1232">
          <text:p/>
        </draw:connector>
        <draw:custom-shape draw:style-name="gr25" draw:text-style-name="P3" draw:layer="layout" svg:width="0.467cm" svg:height="0.592cm" svg:x="5.025cm" svg:y="6.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3" draw:layer="layout" svg:width="0.467cm" svg:height="0.592cm" svg:x="10.526cm" svg:y="6.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 draw:text-style-name="P10" draw:layer="layout" svg:width="4.695cm" svg:height="0.938cm" svg:x="9.985cm" svg:y="2.529cm">
          <text:p text:style-name="P9"><text:span text:style-name="T2">プロセス故障を検出したら、</text:span></text:p>
          <text:p text:style-name="P9"><text:span text:style-name="T2">全ノードについて再接続</text:span></text:p>
          <draw:enhanced-geometry svg:viewBox="0 0 21600 21600" draw:glue-points="10800 0 0 10800 10800 21600 21600 10800 ?f40 ?f41" draw:text-areas="0 0 21600 21600" draw:type="rectangular-callout" draw:modifiers="-3256.55877342419 42785.94249201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11" draw:text-style-name="P6" draw:id="id28" draw:layer="layout" svg:width="1.447cm" svg:height="0.768cm" svg:x="8.58cm" svg:y="4.473cm">
          <text:p><text:span text:style-name="T2">child</text:span></text:p>
        </draw:rect>
        <draw:custom-shape draw:style-name="gr25" draw:text-style-name="P3" draw:layer="layout" svg:width="0.467cm" svg:height="0.592cm" svg:x="7.927cm" svg:y="4.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12" draw:layer="layout" draw:type="line" svg:x1="8.107cm" svg:y1="3.208cm" svg:x2="9.303cm" svg:y2="4.473cm" draw:start-shape="id31" draw:start-glue-point="2" draw:end-shape="id28" draw:end-glue-point="0" svg:d="m8107 3208 1196 1265">
          <text:p/>
        </draw:connector>
        <presentation:notes draw:style-name="dp2">
          <draw:page-thumbnail draw:style-name="gr10" draw:layer="layout" svg:width="13.705cm" svg:height="10.279cm" svg:x="3.641cm" svg:y="2.853cm" draw:page-number="3" presentation:class="page"/>
          <draw:frame presentation:style-name="pr1" draw:layer="layout" svg:width="14.507cm" svg:height="11.411cm" svg:x="3.248cm" svg:y="14.13cm" presentation:class="notes" presentation:placeholder="true">
            <draw:text-box/>
          </draw:frame>
        </presentation:notes>
      </draw:page>
      <draw:page draw:name="page4" draw:style-name="dp1" draw:master-page-name="標準">
        <office:forms form:automatic-focus="false" form:apply-design-mode="false"/>
        <draw:frame draw:style-name="gr8" draw:text-style-name="P12" draw:layer="layout" svg:width="7.389cm" svg:height="0.471cm" svg:x="0.5cm" svg:y="0.502cm">
          <draw:text-box>
            <text:p text:style-name="P11"><text:span text:style-name="T6">図</text:span><text:span text:style-name="T6">6 pgpool-II</text:span><text:span text:style-name="T6">によるオンラインリカバリ</text:span></text:p>
          </draw:text-box>
        </draw:frame>
        <draw:rect draw:style-name="gr27" draw:text-style-name="P13" draw:id="id33" draw:layer="layout" svg:width="2.929cm" svg:height="1cm" svg:x="2.3cm" svg:y="10.802cm">
          <text:p text:style-name="P1"><text:span text:style-name="T6">PostgreSQL</text:span></text:p>
        </draw:rect>
        <draw:custom-shape draw:style-name="gr28" draw:text-style-name="P14" draw:layer="layout" svg:width="2cm" svg:height="1.5cm" svg:x="3cm" svg:y="12.202cm">
          <text:p/>
          <draw:enhanced-geometry svg:viewBox="0 0 88 21600" draw:glue-points="44 ?f6 44 0 0 10800 44 21600 88 10800" draw:text-areas="0 ?f6 88 ?f3" draw:type="can" draw:modifiers="4720.053297801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27" draw:text-style-name="P13" draw:id="id32" draw:layer="layout" svg:width="2cm" svg:height="1cm" svg:x="5.6cm" svg:y="8.202cm">
          <text:p text:style-name="P1"><text:span text:style-name="T6">pgpool-II</text:span></text:p>
        </draw:rect>
        <draw:connector draw:style-name="gr14" draw:text-style-name="P14" draw:layer="layout" draw:type="line" svg:x1="6.6cm" svg:y1="9.202cm" svg:x2="3.764cm" svg:y2="10.802cm" draw:start-shape="id32" draw:start-glue-point="2" draw:end-shape="id33" draw:end-glue-point="0" svg:d="m6600 9202-2836 1600">
          <text:p/>
        </draw:connector>
        <draw:rect draw:style-name="gr27" draw:text-style-name="P13" draw:layer="layout" svg:width="3cm" svg:height="1cm" svg:x="8.7cm" svg:y="10.802cm">
          <text:p text:style-name="P1"><text:span text:style-name="T6">PostgreSQL</text:span></text:p>
        </draw:rect>
        <draw:custom-shape draw:style-name="gr29" draw:text-style-name="P14" draw:layer="layout" svg:width="2cm" svg:height="1.5cm" svg:x="8.9cm" svg:y="12.302cm">
          <text:p/>
          <draw:enhanced-geometry svg:viewBox="0 0 88 21600" draw:glue-points="44 ?f6 44 0 0 10800 44 21600 88 10800" draw:text-areas="0 ?f6 88 ?f3" draw:type="can" draw:modifiers="4720.053297801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8" draw:text-style-name="P15" draw:layer="layout" svg:width="2.119cm" svg:height="0.471cm" svg:x="5.728cm" svg:y="4.958cm">
          <draw:text-box>
            <text:p text:style-name="P1"><text:span text:style-name="T7">フェーズ１</text:span></text:p>
          </draw:text-box>
        </draw:frame>
        <draw:frame draw:style-name="gr8" draw:text-style-name="P15" draw:layer="layout" svg:width="2.119cm" svg:height="0.471cm" svg:x="18.029cm" svg:y="4.958cm">
          <draw:text-box>
            <text:p text:style-name="P1"><text:span text:style-name="T7">フェーズ２</text:span></text:p>
          </draw:text-box>
        </draw:frame>
        <draw:frame draw:style-name="gr8" draw:text-style-name="P16" draw:layer="layout" svg:width="4.676cm" svg:height="0.471cm" svg:x="4.354cm" svg:y="5.958cm">
          <draw:text-box>
            <text:p text:style-name="P1"><text:span text:style-name="T8">データの検索や更新も可能</text:span></text:p>
          </draw:text-box>
        </draw:frame>
        <draw:custom-shape draw:style-name="gr30" draw:text-style-name="P14" draw:layer="layout" svg:width="3cm" svg:height="1.5cm" svg:x="5.5cm" svg:y="12.3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17" draw:layer="layout" svg:width="4.676cm" svg:height="0.471cm" svg:x="4.418cm" svg:y="14.043cm">
          <draw:text-box>
            <text:p text:style-name="P1"><text:span text:style-name="T9">ベースバックアップの転送</text:span></text:p>
          </draw:text-box>
        </draw:frame>
        <draw:frame draw:style-name="gr8" draw:text-style-name="P16" draw:layer="layout" svg:width="4.286cm" svg:height="0.471cm" svg:x="7.641cm" svg:y="9.802cm">
          <draw:text-box>
            <text:p text:style-name="P1"><text:span text:style-name="T8">リカバリする側のサーバ</text:span></text:p>
          </draw:text-box>
        </draw:frame>
        <draw:rect draw:style-name="gr27" draw:text-style-name="P13" draw:layer="layout" svg:width="3cm" svg:height="1cm" svg:x="14.9cm" svg:y="10.802cm">
          <text:p text:style-name="P1"><text:span text:style-name="T6">PostgreSQL</text:span></text:p>
        </draw:rect>
        <draw:custom-shape draw:style-name="gr28" draw:text-style-name="P14" draw:layer="layout" svg:width="2cm" svg:height="1.5cm" svg:x="15.6cm" svg:y="12.202cm">
          <text:p/>
          <draw:enhanced-geometry svg:viewBox="0 0 88 21600" draw:glue-points="44 ?f6 44 0 0 10800 44 21600 88 10800" draw:text-areas="0 ?f6 88 ?f3" draw:type="can" draw:modifiers="4720.053297801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27" draw:text-style-name="P13" draw:layer="layout" svg:width="2cm" svg:height="1cm" svg:x="17.9cm" svg:y="8.202cm">
          <text:p text:style-name="P1"><text:span text:style-name="T6">pgpool-II</text:span></text:p>
        </draw:rect>
        <draw:rect draw:style-name="gr27" draw:text-style-name="P13" draw:layer="layout" svg:width="3cm" svg:height="1cm" svg:x="21.3cm" svg:y="10.802cm">
          <text:p text:style-name="P1"><text:span text:style-name="T6">PostgreSQL</text:span></text:p>
        </draw:rect>
        <draw:custom-shape draw:style-name="gr28" draw:text-style-name="P14" draw:layer="layout" svg:width="2cm" svg:height="1.5cm" svg:x="21.5cm" svg:y="12.302cm">
          <text:p/>
          <draw:enhanced-geometry svg:viewBox="0 0 88 21600" draw:glue-points="44 ?f6 44 0 0 10800 44 21600 88 10800" draw:text-areas="0 ?f6 88 ?f3" draw:type="can" draw:modifiers="4720.053297801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8" draw:text-style-name="P16" draw:layer="layout" svg:width="4.079cm" svg:height="0.941cm" svg:x="17.2cm" svg:y="5.702cm">
          <draw:text-box>
            <text:p text:style-name="P1"><text:span text:style-name="T8">全セッションを切断</text:span></text:p>
            <text:p text:style-name="P1"><text:span text:style-name="T8">(</text:span><text:span text:style-name="T8">コネクションは継続</text:span><text:span text:style-name="T8">)</text:span></text:p>
          </draw:text-box>
        </draw:frame>
        <draw:custom-shape draw:style-name="gr30" draw:text-style-name="P14" draw:layer="layout" svg:width="2.8cm" svg:height="1.5cm" svg:x="18.1cm" svg:y="12.3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19" draw:layer="layout" svg:width="5.442cm" svg:height="0.941cm" svg:x="16.688cm" svg:y="13.802cm">
          <draw:text-box>
            <text:p text:style-name="P18"><text:span text:style-name="T9">フェーズ</text:span><text:span text:style-name="T9">1</text:span><text:span text:style-name="T9">の期間に更新された</text:span></text:p>
            <text:p text:style-name="P18"><text:span text:style-name="T9">アーカイブログを転送</text:span></text:p>
          </draw:text-box>
        </draw:frame>
        <draw:custom-shape draw:style-name="gr30" draw:text-style-name="P3" draw:layer="layout" svg:width="0.965cm" svg:height="1.463cm" svg:x="6.225cm" svg:y="6.63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3" draw:layer="layout" svg:width="0.965cm" svg:height="1.463cm" svg:x="18.426cm" svg:y="6.63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6" draw:text-style-name="P20" draw:layer="layout" svg:width="4.963cm" svg:height="1.183cm" svg:x="12.477cm" svg:y="8.755cm">
          <text:p text:style-name="P9"><text:span text:style-name="T6">コネクションを一度切断し、</text:span></text:p>
          <text:p text:style-name="P9"><text:span text:style-name="T6">セッションを初期化する</text:span></text:p>
          <draw:enhanced-geometry svg:viewBox="0 0 21600 21600" draw:glue-points="10800 0 0 10800 10800 21600 21600 10800 ?f40 ?f41" draw:text-areas="0 0 21600 21600" draw:type="rectangular-callout" draw:modifiers="17496.6962127317 36778.378378378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705cm" svg:height="10.279cm" svg:x="3.641cm" svg:y="2.853cm" draw:page-number="4" presentation:class="page"/>
          <draw:frame presentation:style-name="pr1" draw:layer="layout" svg:width="14.507cm" svg:height="11.411cm" svg:x="3.248cm" svg:y="14.13cm" presentation:class="notes" presentation:placeholder="true">
            <draw:text-box/>
          </draw:frame>
        </presentation:notes>
      </draw:page>
      <draw:page draw:name="page5" draw:style-name="dp1" draw:master-page-name="標準">
        <office:forms form:automatic-focus="false" form:apply-design-mode="false"/>
        <presentation:notes draw:style-name="dp2">
          <draw:page-thumbnail draw:style-name="gr10" draw:layer="layout" svg:width="13.705cm" svg:height="10.279cm" svg:x="3.641cm" svg:y="2.853cm" draw:page-number="5" presentation:class="page"/>
          <draw:frame presentation:style-name="pr1" draw:layer="layout" svg:width="14.507cm" svg:height="11.411cm" svg:x="3.248cm" svg:y="14.13cm" presentation:class="notes" presentation:placeholder="true">
            <draw:text-box/>
          </draw:frame>
        </presentation:notes>
      </draw:page>
      <draw:page draw:name="page6" draw:style-name="dp1" draw:master-page-name="標準">
        <office:forms form:automatic-focus="false" form:apply-design-mode="false"/>
        <draw:frame draw:style-name="gr8" draw:text-style-name="P5" draw:layer="layout" svg:width="3.389cm" svg:height="0.48cm" svg:x="4.751cm" svg:y="2.71cm">
          <draw:text-box>
            <text:p><text:span text:style-name="T3">Heartbeat ver2.0</text:span></text:p>
          </draw:text-box>
        </draw:frame>
        <draw:rect draw:style-name="gr31" draw:text-style-name="P14" draw:layer="layout" svg:width="4.825cm" svg:height="1.119cm" svg:x="4.14cm" svg:y="3.922cm">
          <text:p text:style-name="P3"><text:span text:style-name="T6">リソース制御</text:span></text:p>
          <text:p text:style-name="P3"><text:span text:style-name="T6">Heartbeat 2.0</text:span></text:p>
        </draw:rect>
        <draw:rect draw:style-name="gr31" draw:text-style-name="P14" draw:layer="layout" svg:width="4.825cm" svg:height="1.119cm" svg:x="4.141cm" svg:y="5.312cm">
          <text:p text:style-name="P3"><text:span text:style-name="T6">クラスタ制御</text:span></text:p>
          <text:p text:style-name="P3"><text:span text:style-name="T6">Heartbeat2.0</text:span></text:p>
        </draw:rect>
        <draw:frame draw:style-name="gr8" draw:text-style-name="P5" draw:layer="layout" svg:width="3.389cm" svg:height="0.48cm" svg:x="13.151cm" svg:y="2.711cm">
          <draw:text-box>
            <text:p><text:span text:style-name="T3">Pacemaker ver1.0</text:span></text:p>
          </draw:text-box>
        </draw:frame>
        <draw:rect draw:style-name="gr27" draw:text-style-name="P21" draw:layer="layout" svg:width="8.439cm" svg:height="1.054cm" svg:x="12.54cm" svg:y="3.866cm">
          <text:p><text:span text:style-name="T6">リソース制御</text:span></text:p>
          <text:p><text:span text:style-name="T6">Pacemaker 1.0</text:span></text:p>
        </draw:rect>
        <draw:rect draw:style-name="gr31" draw:text-style-name="P14" draw:layer="layout" svg:width="4.049cm" svg:height="1.054cm" svg:x="12.541cm" svg:y="5.239cm">
          <text:p text:style-name="P3"><text:span text:style-name="T6">クラスタ制御</text:span></text:p>
          <text:p text:style-name="P3"><text:span text:style-name="T6">Heartbeat 3.0</text:span></text:p>
        </draw:rect>
        <draw:rect draw:style-name="gr31" draw:text-style-name="P14" draw:layer="layout" svg:width="3.707cm" svg:height="1.054cm" svg:x="17.242cm" svg:y="5.239cm">
          <text:p text:style-name="P3"><text:span text:style-name="T6">クラスタ制御</text:span></text:p>
          <text:p text:style-name="P3"><text:span text:style-name="T6">CoreSync</text:span></text:p>
        </draw:rect>
        <draw:custom-shape draw:style-name="gr30" draw:text-style-name="P3" draw:layer="layout" svg:width="0.716cm" svg:height="0.872cm" svg:x="10.085cm" svg:y="4.1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0" draw:layer="layout" svg:width="13.705cm" svg:height="10.279cm" svg:x="3.641cm" svg:y="2.853cm" draw:page-number="6" presentation:class="page"/>
          <draw:frame presentation:style-name="pr1" draw:layer="layout" svg:width="14.507cm" svg:height="11.411cm" svg:x="3.248cm" svg:y="14.13cm" presentation:class="notes" presentation:placeholder="true">
            <draw:text-box/>
          </draw:frame>
        </presentation:notes>
      </draw:page>
      <draw:page draw:name="page7" draw:style-name="dp1" draw:master-page-name="標準">
        <office:forms form:automatic-focus="false" form:apply-design-mode="false"/>
        <draw:line draw:style-name="gr12" draw:text-style-name="P3" draw:layer="layout" svg:x1="12.2cm" svg:y1="-1.896cm" svg:x2="12.2cm" svg:y2="-0.896cm">
          <text:p/>
        </draw:line>
        <draw:frame draw:style-name="gr32" draw:text-style-name="P12" draw:layer="layout" svg:width="1.264cm" svg:height="0.763cm" svg:x="11.606cm" svg:y="-2.596cm">
          <draw:text-box>
            <text:p text:style-name="P11"><text:span text:style-name="T6">仮想</text:span><text:span text:style-name="T6">IP</text:span></text:p>
          </draw:text-box>
        </draw:frame>
        <draw:frame draw:style-name="gr2" draw:text-style-name="P3" draw:layer="layout" svg:width="2.1cm" svg:height="1.474cm" svg:x="11.157cm" svg:y="-4.565cm">
          <draw:image xlink:href="Pictures/2000020D0000271100001AB4DFD6C909.svm" xlink:type="simple" xlink:show="embed" xlink:actuate="onLoad">
            <text:p/>
          </draw:image>
        </draw:frame>
        <draw:custom-shape draw:style-name="gr33" draw:text-style-name="P4" draw:id="id35" draw:layer="layout" svg:width="1.743cm" svg:height="1.12cm" svg:x="14.514cm" svg:y="6.027cm">
          <text:p text:style-name="P3"><text:span text:style-name="T2">CIB.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3" draw:text-style-name="P4" draw:layer="layout" svg:width="3.258cm" svg:height="1.12cm" svg:x="18.715cm" svg:y="5.827cm">
          <text:p text:style-name="P3"><text:span text:style-name="T2">CRM</text:span><text:span text:style-name="T2">設定ファイル</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34" draw:layer="layout" svg:x1="5.424cm" svg:y1="9.563cm" svg:x2="16.524cm" svg:y2="9.553cm">
          <text:p/>
        </draw:line>
        <draw:rect draw:style-name="gr27" draw:text-style-name="P5" draw:layer="layout" svg:width="3.287cm" svg:height="0.872cm" svg:x="10.405cm" svg:y="7.733cm">
          <text:p><text:span text:style-name="T3">crmd</text:span></text:p>
        </draw:rect>
        <draw:rect draw:style-name="gr27" draw:text-style-name="P5" draw:id="id34" draw:layer="layout" svg:width="1.775cm" svg:height="0.872cm" svg:x="14.506cm" svg:y="7.733cm">
          <text:p><text:span text:style-name="T3">cib</text:span></text:p>
        </draw:rect>
        <draw:rect draw:style-name="gr27" draw:text-style-name="P5" draw:layer="layout" svg:width="1.775cm" svg:height="0.872cm" svg:x="7.706cm" svg:y="7.733cm">
          <text:p><text:span text:style-name="T3">attrd</text:span></text:p>
        </draw:rect>
        <draw:rect draw:style-name="gr27" draw:text-style-name="P5" draw:layer="layout" svg:width="1.775cm" svg:height="0.872cm" svg:x="5.407cm" svg:y="7.733cm">
          <text:p><text:span text:style-name="T3">stonithd</text:span></text:p>
        </draw:rect>
        <draw:rect draw:style-name="gr35" draw:text-style-name="P5" draw:id="id37" draw:layer="layout" svg:width="4.051cm" svg:height="0.872cm" svg:x="5.408cm" svg:y="6.133cm">
          <text:p><text:span text:style-name="T3">lrmd</text:span></text:p>
        </draw:rect>
        <draw:rect draw:style-name="gr27" draw:text-style-name="P5" draw:layer="layout" svg:width="2.307cm" svg:height="0.872cm" svg:x="10.809cm" svg:y="6.133cm">
          <text:p><text:span text:style-name="T3">Pengine</text:span></text:p>
        </draw:rect>
        <draw:line draw:style-name="gr36" draw:layer="layout" svg:x1="6.253cm" svg:y1="8.58cm" svg:x2="6.284cm" svg:y2="9.545cm">
          <text:p/>
        </draw:line>
        <draw:line draw:style-name="gr36" draw:layer="layout" svg:x1="8.454cm" svg:y1="8.581cm" svg:x2="8.485cm" svg:y2="9.546cm">
          <text:p/>
        </draw:line>
        <draw:line draw:style-name="gr36" draw:layer="layout" svg:x1="12.055cm" svg:y1="8.582cm" svg:x2="12.086cm" svg:y2="9.547cm">
          <text:p/>
        </draw:line>
        <draw:line draw:style-name="gr36" draw:layer="layout" svg:x1="15.256cm" svg:y1="8.583cm" svg:x2="15.287cm" svg:y2="9.548cm">
          <text:p/>
        </draw:line>
        <draw:rect draw:style-name="gr35" draw:text-style-name="P5" draw:layer="layout" svg:width="1.556cm" svg:height="0.872cm" svg:x="6.406cm" svg:y="10.333cm">
          <text:p><text:span text:style-name="T3">ccm</text:span></text:p>
        </draw:rect>
        <draw:rect draw:style-name="gr35" draw:text-style-name="P5" draw:layer="layout" svg:width="4.14cm" svg:height="0.872cm" svg:x="6.406cm" svg:y="12.033cm">
          <text:p><text:span text:style-name="T3">heartbeat</text:span></text:p>
        </draw:rect>
        <draw:rect draw:style-name="gr37" draw:text-style-name="P5" draw:layer="layout" svg:width="4.14cm" svg:height="0.872cm" svg:x="11.806cm" svg:y="12.033cm">
          <text:p><text:span text:style-name="T3">CoreSync</text:span></text:p>
        </draw:rect>
        <draw:line draw:style-name="gr38" draw:layer="layout" svg:x1="7.184cm" svg:y1="9.546cm" svg:x2="7.184cm" svg:y2="10.324cm">
          <text:p/>
        </draw:line>
        <draw:line draw:style-name="gr38" draw:layer="layout" svg:x1="7.184cm" svg:y1="11.246cm" svg:x2="7.184cm" svg:y2="12.024cm">
          <text:p/>
        </draw:line>
        <draw:line draw:style-name="gr38" draw:layer="layout" svg:x1="9.643cm" svg:y1="9.525cm" svg:x2="9.643cm" svg:y2="12.139cm">
          <text:p/>
        </draw:line>
        <draw:line draw:style-name="gr38" draw:layer="layout" svg:x1="13.743cm" svg:y1="9.525cm" svg:x2="13.743cm" svg:y2="12.139cm">
          <text:p/>
        </draw:line>
        <draw:line draw:style-name="gr36" draw:layer="layout" svg:x1="10.364cm" svg:y1="8.165cm" svg:x2="9.584cm" svg:y2="8.155cm">
          <text:p/>
        </draw:line>
        <draw:line draw:style-name="gr36" draw:layer="layout" svg:x1="14.464cm" svg:y1="8.165cm" svg:x2="13.684cm" svg:y2="8.155cm">
          <text:p/>
        </draw:line>
        <draw:line draw:style-name="gr38" draw:layer="layout" svg:x1="6.222cm" svg:y1="7.688cm" svg:x2="6.222cm" svg:y2="7.035cm">
          <text:p/>
        </draw:line>
        <draw:line draw:style-name="gr38" draw:layer="layout" svg:x1="8.422cm" svg:y1="7.689cm" svg:x2="8.422cm" svg:y2="7.036cm">
          <text:p/>
        </draw:line>
        <draw:line draw:style-name="gr38" draw:layer="layout" svg:x1="12.022cm" svg:y1="7.69cm" svg:x2="12.022cm" svg:y2="7.037cm">
          <text:p/>
        </draw:line>
        <draw:line draw:style-name="gr38" draw:layer="layout" svg:x1="11.949cm" svg:y1="7.657cm" svg:x2="9.428cm" svg:y2="6.723cm">
          <text:p/>
        </draw:line>
        <draw:connector draw:style-name="gr39" draw:layer="layout" draw:type="line" svg:x1="15.393cm" svg:y1="7.733cm" svg:x2="15.385cm" svg:y2="7.08cm" draw:start-shape="id34" draw:start-glue-point="0" draw:end-shape="id35" draw:end-glue-point="6" svg:d="m15393 7733-8-653">
          <text:p/>
        </draw:connector>
        <draw:g>
          <draw:custom-shape draw:style-name="gr33" draw:text-style-name="P4" draw:layer="layout" svg:width="1.775cm" svg:height="1.09cm" svg:x="2.027cm" svg:y="6.593cm">
            <text:p text:style-name="P3"><text:span text:style-name="T2">RA:pgsq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3" draw:text-style-name="P4" draw:layer="layout" svg:width="1.775cm" svg:height="1.09cm" svg:x="1.528cm" svg:y="6.493cm">
            <text:p text:style-name="P3"><text:span text:style-name="T2">RA:pgsq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3" draw:text-style-name="P4" draw:layer="layout" svg:width="1.775cm" svg:height="1.09cm" svg:x="1.129cm" svg:y="6.293cm">
            <text:p text:style-name="P3"><text:span text:style-name="T2">RA:pgsq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rect draw:style-name="gr40" draw:text-style-name="P6" draw:id="id36" draw:layer="layout" svg:width="3.52cm" svg:height="2.925cm" svg:x="0.764cm" svg:y="5.112cm">
            <text:p><text:span text:style-name="T2">リソースエージェント</text:span></text:p>
            <text:p><text:span text:style-name="T2"/></text:p>
            <text:p><text:span text:style-name="T2"/></text:p>
            <text:p><text:span text:style-name="T2"/></text:p>
            <text:p><text:span text:style-name="T2"/></text:p>
            <text:p><text:span text:style-name="T2"/></text:p>
          </draw:rect>
        </draw:g>
        <draw:custom-shape draw:style-name="gr7" draw:text-style-name="P4" draw:layer="layout" svg:width="1.588cm" svg:height="0.802cm" svg:x="16.774cm" svg:y="6.039cm">
          <text:p text:style-name="P3"><text:span text:style-name="T2">CLI</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3" draw:layer="layout" svg:width="3.166cm" svg:height="0.978cm" svg:x="16.641cm" svg:y="11.11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8" draw:text-style-name="P5" draw:layer="layout" svg:width="5.082cm" svg:height="0.509cm" svg:x="16.947cm" svg:y="10.291cm">
          <draw:text-box>
            <text:p><text:span text:style-name="T3">他のクラスタノードと通信</text:span></text:p>
          </draw:text-box>
        </draw:frame>
        <draw:rect draw:style-name="gr41" draw:layer="layout" svg:width="11.797cm" svg:height="3.766cm" svg:x="4.884cm" svg:y="5.323cm">
          <text:p/>
        </draw:rect>
        <draw:rect draw:style-name="gr41" draw:layer="layout" svg:width="11.797cm" svg:height="3.548cm" svg:x="4.885cm" svg:y="9.841cm">
          <text:p/>
        </draw:rect>
        <draw:rect draw:style-name="gr31" draw:text-style-name="P4" draw:layer="layout" svg:width="3.051cm" svg:height="1.152cm" svg:x="6.345cm" svg:y="3.293cm">
          <text:p text:style-name="P3"><text:span text:style-name="T2">リソース</text:span></text:p>
          <text:p text:style-name="P3"><text:span text:style-name="T2">PostgreSQL</text:span></text:p>
        </draw:rect>
        <draw:line draw:style-name="gr38" draw:layer="layout" svg:x1="7.342cm" svg:y1="6.101cm" svg:x2="7.311cm" svg:y2="4.482cm">
          <text:p/>
        </draw:line>
        <draw:rect draw:style-name="gr31" draw:text-style-name="P4" draw:layer="layout" svg:width="3.051cm" svg:height="1.152cm" svg:x="5.746cm" svg:y="3.093cm">
          <text:p text:style-name="P3"><text:span text:style-name="T2">リソース</text:span></text:p>
          <text:p text:style-name="P3"><text:span text:style-name="T2">PostgreSQL</text:span></text:p>
        </draw:rect>
        <draw:rect draw:style-name="gr31" draw:text-style-name="P4" draw:layer="layout" svg:width="3.051cm" svg:height="1.152cm" svg:x="5.347cm" svg:y="2.893cm">
          <text:p text:style-name="P3"><text:span text:style-name="T2">リソース</text:span></text:p>
          <text:p text:style-name="P3"><text:span text:style-name="T2">PostgreSQL</text:span></text:p>
        </draw:rect>
        <draw:line draw:style-name="gr38" draw:layer="layout" svg:x1="7.643cm" svg:y1="6.102cm" svg:x2="7.612cm" svg:y2="4.483cm">
          <text:p/>
        </draw:line>
        <draw:line draw:style-name="gr38" draw:layer="layout" svg:x1="7.944cm" svg:y1="6.103cm" svg:x2="7.913cm" svg:y2="4.484cm">
          <text:p/>
        </draw:line>
        <draw:connector draw:style-name="gr9" draw:layer="layout" svg:x1="4.284cm" svg:y1="6.574cm" svg:x2="5.408cm" svg:y2="6.569cm" draw:start-shape="id36" draw:start-glue-point="1" draw:end-shape="id37" draw:end-glue-point="3" svg:d="m4284 6574h562v-5h562">
          <text:p/>
        </draw:connector>
        <draw:frame draw:style-name="gr8" draw:text-style-name="P5" draw:layer="layout" svg:width="2.542cm" svg:height="0.509cm" svg:x="9.096cm" svg:y="5.496cm">
          <draw:text-box>
            <text:p><text:span text:style-name="T3">リソース制御</text:span></text:p>
          </draw:text-box>
        </draw:frame>
        <draw:frame draw:style-name="gr8" draw:text-style-name="P5" draw:layer="layout" svg:width="2.542cm" svg:height="0.509cm" svg:x="9.896cm" svg:y="10.097cm">
          <draw:text-box>
            <text:p><text:span text:style-name="T3">クラスタ制御</text:span></text:p>
          </draw:text-box>
        </draw:frame>
        <presentation:notes draw:style-name="dp2">
          <draw:page-thumbnail draw:style-name="gr10" draw:layer="layout" svg:width="13.705cm" svg:height="10.279cm" svg:x="3.641cm" svg:y="2.853cm" draw:page-number="7" presentation:class="page"/>
          <draw:frame presentation:style-name="pr1" draw:layer="layout" svg:width="14.507cm" svg:height="11.411cm" svg:x="3.248cm" svg:y="14.13cm" presentation:class="notes" presentation:placeholder="true">
            <draw:text-box/>
          </draw:frame>
        </presentation:notes>
      </draw:page>
      <draw:page draw:name="page8" draw:style-name="dp1" draw:master-page-name="標準">
        <office:forms form:automatic-focus="false" form:apply-design-mode="false"/>
        <draw:rect draw:style-name="gr14" draw:layer="layout" svg:width="4cm" svg:height="3.367cm" svg:x="2.655cm" svg:y="7.31cm">
          <text:p/>
        </draw:rect>
        <draw:rect draw:style-name="gr42" draw:text-style-name="P14" draw:id="id39" draw:layer="layout" svg:width="3.244cm" svg:height="1.215cm" svg:x="2.92cm" svg:y="7.777cm">
          <text:p text:style-name="P3"><text:span text:style-name="T6">PostgreSQL</text:span></text:p>
          <text:p text:style-name="P3"><text:span text:style-name="T6">マスタ</text:span></text:p>
        </draw:rect>
        <draw:rect draw:style-name="gr27" draw:text-style-name="P14" draw:layer="layout" svg:width="3.244cm" svg:height="0.855cm" svg:x="2.92cm" svg:y="9.479cm">
          <text:p text:style-name="P3"><text:span text:style-name="T6">pacemaker</text:span></text:p>
        </draw:rect>
        <draw:rect draw:style-name="gr14" draw:id="id40" draw:layer="layout" svg:width="4cm" svg:height="3.242cm" svg:x="8.109cm" svg:y="7.341cm">
          <text:p/>
        </draw:rect>
        <draw:rect draw:style-name="gr27" draw:text-style-name="P14" draw:id="id41" draw:layer="layout" svg:width="3.172cm" svg:height="1.215cm" svg:x="8.76cm" svg:y="7.777cm">
          <text:p text:style-name="P3"><text:span text:style-name="T6">PostgreSQL</text:span></text:p>
          <text:p text:style-name="P3"><text:span text:style-name="T6">スレーブ</text:span></text:p>
        </draw:rect>
        <draw:rect draw:style-name="gr27" draw:text-style-name="P14" draw:layer="layout" svg:width="3.172cm" svg:height="0.855cm" svg:x="8.76cm" svg:y="9.479cm">
          <text:p text:style-name="P3"><text:span text:style-name="T6">pacemaker</text:span></text:p>
        </draw:rect>
        <draw:line draw:style-name="gr43" draw:text-style-name="P3" draw:id="id38" draw:layer="layout" svg:x1="7.5cm" svg:y1="5.804cm" svg:x2="7.5cm" svg:y2="6.804cm">
          <text:p/>
        </draw:line>
        <draw:frame draw:style-name="gr32" draw:text-style-name="P12" draw:layer="layout" svg:width="1.264cm" svg:height="0.763cm" svg:x="7.006cm" svg:y="5.304cm">
          <draw:text-box>
            <text:p text:style-name="P11"><text:span text:style-name="T6">仮想</text:span><text:span text:style-name="T6">IP</text:span></text:p>
          </draw:text-box>
        </draw:frame>
        <draw:frame draw:style-name="gr2" draw:text-style-name="P3" draw:layer="layout" svg:width="2.1cm" svg:height="1.474cm" svg:x="6.557cm" svg:y="3.635cm">
          <draw:image xlink:href="Pictures/2000020D0000271100001AB4DFD6C909.svm" xlink:type="simple" xlink:show="embed" xlink:actuate="onLoad">
            <text:p/>
          </draw:image>
        </draw:frame>
        <draw:connector draw:style-name="gr44" draw:layer="layout" svg:x1="7.5cm" svg:y1="6.804cm" svg:x2="4.542cm" svg:y2="7.777cm" draw:start-shape="id38" draw:start-glue-point="2" draw:end-shape="id39" draw:end-glue-point="0" svg:d="m7500 6804h-2958v973">
          <text:p/>
        </draw:connector>
        <draw:connector draw:style-name="gr45" draw:layer="layout" svg:x1="7.5cm" svg:y1="6.804cm" svg:x2="10.109cm" svg:y2="7.341cm" draw:start-shape="id38" draw:start-glue-point="2" draw:end-shape="id40" draw:end-glue-point="0" svg:d="m7500 6804h2609v537">
          <text:p/>
        </draw:connector>
        <draw:frame draw:style-name="gr8" draw:text-style-name="P5" draw:layer="layout" svg:width="17.909cm" svg:height="0.509cm" svg:x="2.739cm" svg:y="2.606cm">
          <draw:text-box>
            <text:p><text:span text:style-name="T3">(1)</text:span><text:span text:style-name="T3">同期レプリケーションによるクラスタ構成</text:span><text:span text:style-name="T3"><text:tab/></text:span><text:span text:style-name="T3"><text:tab/></text:span><text:span text:style-name="T3">(2)</text:span><text:span text:style-name="T3">フェールオーバによる縮退運転</text:span></text:p>
          </draw:text-box>
        </draw:frame>
        <draw:connector draw:style-name="gr38" draw:layer="layout" draw:type="line" svg:x1="6.164cm" svg:y1="8.384cm" svg:x2="8.76cm" svg:y2="8.384cm" draw:start-shape="id39" draw:start-glue-point="1" draw:end-shape="id41" svg:d="m6164 8384h2596">
          <text:p/>
        </draw:connector>
        <draw:rect draw:style-name="gr15" draw:layer="layout" svg:width="4cm" svg:height="3.367cm" svg:x="14.255cm" svg:y="7.31cm">
          <text:p/>
        </draw:rect>
        <draw:rect draw:style-name="gr46" draw:text-style-name="P14" draw:layer="layout" svg:width="3.244cm" svg:height="1.215cm" svg:x="14.52cm" svg:y="7.777cm">
          <text:p text:style-name="P3"><text:span text:style-name="T6">PostgreSQL</text:span></text:p>
          <text:p text:style-name="P3"><text:span text:style-name="T6">マスタ</text:span></text:p>
        </draw:rect>
        <draw:rect draw:style-name="gr46" draw:text-style-name="P14" draw:layer="layout" svg:width="3.244cm" svg:height="0.855cm" svg:x="14.52cm" svg:y="9.479cm">
          <text:p text:style-name="P3"><text:span text:style-name="T6">pacemaker</text:span></text:p>
        </draw:rect>
        <draw:rect draw:style-name="gr14" draw:layer="layout" svg:width="4cm" svg:height="3.242cm" svg:x="19.709cm" svg:y="7.341cm">
          <text:p/>
        </draw:rect>
        <draw:rect draw:style-name="gr27" draw:text-style-name="P14" draw:id="id43" draw:layer="layout" svg:width="3.172cm" svg:height="1.215cm" svg:x="20.36cm" svg:y="7.777cm">
          <text:p text:style-name="P3"><text:span text:style-name="T6">PostgreSQL</text:span></text:p>
          <text:p text:style-name="P3"><text:span text:style-name="T6">スレーブ</text:span></text:p>
        </draw:rect>
        <draw:rect draw:style-name="gr27" draw:text-style-name="P14" draw:layer="layout" svg:width="3.172cm" svg:height="0.855cm" svg:x="20.36cm" svg:y="9.479cm">
          <text:p text:style-name="P3"><text:span text:style-name="T6">pacemaker</text:span></text:p>
        </draw:rect>
        <draw:line draw:style-name="gr43" draw:text-style-name="P3" draw:id="id42" draw:layer="layout" svg:x1="19.1cm" svg:y1="5.804cm" svg:x2="19.1cm" svg:y2="6.804cm">
          <text:p/>
        </draw:line>
        <draw:frame draw:style-name="gr32" draw:text-style-name="P12" draw:layer="layout" svg:width="1.264cm" svg:height="0.763cm" svg:x="18.606cm" svg:y="5.304cm">
          <draw:text-box>
            <text:p text:style-name="P11"><text:span text:style-name="T6">仮想</text:span><text:span text:style-name="T6">IP</text:span></text:p>
          </draw:text-box>
        </draw:frame>
        <draw:frame draw:style-name="gr2" draw:text-style-name="P3" draw:layer="layout" svg:width="2.1cm" svg:height="1.474cm" svg:x="18.157cm" svg:y="3.635cm">
          <draw:image xlink:href="Pictures/2000020D0000271100001AB4DFD6C909.svm" xlink:type="simple" xlink:show="embed" xlink:actuate="onLoad">
            <text:p/>
          </draw:image>
        </draw:frame>
        <draw:connector draw:style-name="gr44" draw:layer="layout" svg:x1="19.1cm" svg:y1="6.804cm" svg:x2="21.946cm" svg:y2="7.777cm" draw:start-shape="id42" draw:start-glue-point="2" draw:end-shape="id43" draw:end-glue-point="0" svg:d="m19100 6804h2846v973">
          <text:p/>
        </draw:connector>
        <draw:custom-shape draw:style-name="gr7" draw:text-style-name="P14" draw:layer="layout" svg:width="3.33cm" svg:height="3.03cm" svg:x="14.506cm" svg:y="7.291cm">
          <text:p text:style-name="P3"><text:span text:style-name="T6">クラッシュ</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10" draw:layer="layout" svg:width="13.705cm" svg:height="10.279cm" svg:x="3.641cm" svg:y="2.853cm" draw:page-number="8" presentation:class="page"/>
          <draw:frame presentation:style-name="pr1" draw:layer="layout" svg:width="14.507cm" svg:height="11.411cm" svg:x="3.248cm" svg:y="14.13cm" presentation:class="notes" presentation:placeholder="true">
            <draw:text-box/>
          </draw:frame>
        </presentation:notes>
      </draw:page>
      <draw:page draw:name="page9" draw:style-name="dp1" draw:master-page-name="標準">
        <office:forms form:automatic-focus="false" form:apply-design-mode="false"/>
        <presentation:notes draw:style-name="dp2">
          <draw:page-thumbnail draw:style-name="gr10" draw:layer="layout" svg:width="13.705cm" svg:height="10.279cm" svg:x="3.641cm" svg:y="2.853cm" draw:page-number="9" presentation:class="page"/>
          <draw:frame presentation:style-name="pr1" draw:layer="layout" svg:width="14.507cm" svg:height="11.411cm" svg:x="3.248cm" svg:y="14.13cm" presentation:class="notes" presentation:placeholder="true">
            <draw:text-box/>
          </draw:frame>
        </presentation:notes>
      </draw:page>
      <draw:page draw:name="page10" draw:style-name="dp1" draw:master-page-name="標準">
        <office:forms form:automatic-focus="false" form:apply-design-mode="false"/>
        <presentation:notes draw:style-name="dp2">
          <draw:page-thumbnail draw:style-name="gr10" draw:layer="layout" svg:width="13.705cm" svg:height="10.279cm" svg:x="3.641cm" svg:y="2.853cm" draw:page-number="10" presentation:class="page"/>
          <draw:frame presentation:style-name="pr1" draw:layer="layout" svg:width="14.507cm" svg:height="11.411cm" svg:x="3.248cm" svg:y="14.13cm" presentation:class="notes" presentation:placeholder="true">
            <draw:text-box/>
          </draw:frame>
        </presentation:notes>
      </draw:page>
      <draw:page draw:name="page11" draw:style-name="dp1" draw:master-page-name="標準">
        <office:forms form:automatic-focus="false" form:apply-design-mode="false"/>
        <presentation:notes draw:style-name="dp2">
          <draw:page-thumbnail draw:style-name="gr10" draw:layer="layout" svg:width="13.705cm" svg:height="10.279cm" svg:x="3.641cm" svg:y="2.853cm" draw:page-number="11" presentation:class="page"/>
          <draw:frame presentation:style-name="pr1" draw:layer="layout" svg:width="14.507cm" svg:height="11.411cm" svg:x="3.248cm" svg:y="14.13cm" presentation:class="notes" presentation:placeholder="true">
            <draw:text-box/>
          </draw:frame>
        </presentation:notes>
      </draw:page>
      <draw:page draw:name="page12" draw:style-name="dp1" draw:master-page-name="標準">
        <office:forms form:automatic-focus="false" form:apply-design-mode="false"/>
        <draw:line draw:style-name="gr47" draw:layer="layout" svg:x1="1.563cm" svg:y1="4.347cm" svg:x2="16.483cm" svg:y2="4.297cm">
          <text:p/>
        </draw:line>
        <draw:line draw:style-name="gr12" draw:layer="layout" svg:x1="4.573cm" svg:y1="4.297cm" svg:x2="4.512cm" svg:y2="5.688cm">
          <text:p/>
        </draw:line>
        <draw:line draw:style-name="gr12" draw:layer="layout" svg:x1="14.964cm" svg:y1="4.297cm" svg:x2="14.903cm" svg:y2="5.688cm">
          <text:p/>
        </draw:line>
        <draw:line draw:style-name="gr12" draw:layer="layout" svg:x1="9.637cm" svg:y1="2.814cm" svg:x2="9.637cm" svg:y2="6.151cm">
          <text:p/>
        </draw:line>
        <draw:rect draw:style-name="gr1" draw:text-style-name="P2" draw:layer="layout" svg:width="3.39cm" svg:height="1.651cm" svg:x="2.819cm" svg:y="5.664cm">
          <text:p text:style-name="P1"><text:span text:style-name="T1">PostgreSQL</text:span></text:p>
          <text:p text:style-name="P1"><text:span text:style-name="T1"/></text:p>
          <text:p text:style-name="P1"><text:span text:style-name="T1">node0/master</text:span></text:p>
        </draw:rect>
        <draw:rect draw:style-name="gr1" draw:text-style-name="P2" draw:layer="layout" svg:width="3.362cm" svg:height="0.922cm" svg:x="7.942cm" svg:y="2.148cm">
          <text:p text:style-name="P1"><text:span text:style-name="T1">pgpool-II</text:span></text:p>
        </draw:rect>
        <draw:rect draw:style-name="gr1" draw:text-style-name="P2" draw:layer="layout" svg:width="3.39cm" svg:height="1.651cm" svg:x="7.919cm" svg:y="5.665cm">
          <text:p text:style-name="P1"><text:span text:style-name="T1">PostgreSQL</text:span></text:p>
          <text:p text:style-name="P1"><text:span text:style-name="T1"/></text:p>
          <text:p text:style-name="P1"><text:span text:style-name="T1">node1/slave1</text:span></text:p>
        </draw:rect>
        <draw:rect draw:style-name="gr1" draw:text-style-name="P2" draw:layer="layout" svg:width="3.39cm" svg:height="1.651cm" svg:x="13.219cm" svg:y="5.666cm">
          <text:p text:style-name="P1"><text:span text:style-name="T1">PostgreSQL</text:span></text:p>
          <text:p text:style-name="P1"><text:span text:style-name="T1"/></text:p>
          <text:p text:style-name="P1"><text:span text:style-name="T1">node2/slave2</text:span></text:p>
        </draw:rect>
        <draw:frame draw:style-name="gr8" draw:text-style-name="P22" draw:layer="layout" svg:width="2.974cm" svg:height="0.441cm" svg:x="9.778cm" svg:y="3.268cm">
          <draw:text-box>
            <text:p><text:span text:style-name="T5">192.168.0.100</text:span></text:p>
          </draw:text-box>
        </draw:frame>
        <draw:frame draw:style-name="gr8" draw:text-style-name="P22" draw:layer="layout" svg:width="2.745cm" svg:height="0.441cm" svg:x="4.578cm" svg:y="4.969cm">
          <draw:text-box>
            <text:p><text:span text:style-name="T5">192.168.0.10</text:span></text:p>
          </draw:text-box>
        </draw:frame>
        <draw:frame draw:style-name="gr8" draw:text-style-name="P22" draw:layer="layout" svg:width="2.745cm" svg:height="0.441cm" svg:x="9.879cm" svg:y="4.87cm">
          <draw:text-box>
            <text:p><text:span text:style-name="T5">192.168.0.11</text:span></text:p>
          </draw:text-box>
        </draw:frame>
        <draw:frame draw:style-name="gr8" draw:text-style-name="P22" draw:layer="layout" svg:width="2.745cm" svg:height="0.441cm" svg:x="15.18cm" svg:y="4.871cm">
          <draw:text-box>
            <text:p><text:span text:style-name="T5">192.168.0.12</text:span></text:p>
          </draw:text-box>
        </draw:frame>
        <draw:custom-shape draw:style-name="gr26" draw:text-style-name="P20" draw:layer="layout" svg:width="4.7cm" svg:height="1.93cm" svg:x="12.046cm" svg:y="1.121cm">
          <text:p text:style-name="P9"><text:span text:style-name="T6">pcp</text:span></text:p>
          <text:p text:style-name="P9"><text:span text:style-name="T6"><text:s text:c="2"/></text:span><text:span text:style-name="T6">Port: <text:s/>9898</text:span></text:p>
          <text:p text:style-name="P9"><text:span text:style-name="T6"><text:s text:c="2"/></text:span><text:span text:style-name="T6">user: <text:s/>pgpool2</text:span></text:p>
          <text:p text:style-name="P9"><text:span text:style-name="T6"><text:s text:c="2"/></text:span><text:span text:style-name="T6">passwd:pass-pgpool2 </text:span></text:p>
          <draw:enhanced-geometry svg:viewBox="0 0 21600 21600" draw:glue-points="10800 0 0 10800 10800 21600 21600 10800 ?f40 ?f41" draw:text-areas="0 0 21600 21600" draw:type="rectangular-callout" draw:modifiers="-3004.97766432674 14966.75297773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705cm" svg:height="10.279cm" svg:x="3.641cm" svg:y="2.853cm" draw:page-number="12" presentation:class="page"/>
          <draw:frame presentation:style-name="pr1" draw:layer="layout" svg:width="14.507cm" svg:height="11.411cm" svg:x="3.248cm" svg:y="14.13cm" presentation:class="notes" presentation:placeholder="true">
            <draw:text-box/>
          </draw:frame>
        </presentation:notes>
      </draw:page>
      <draw:page draw:name="page13" draw:style-name="dp1" draw:master-page-name="標準">
        <office:forms form:automatic-focus="false" form:apply-design-mode="false"/>
        <draw:custom-shape draw:style-name="gr30" draw:text-style-name="P14" draw:layer="layout" svg:width="1.5cm" svg:height="2.324cm" svg:x="5cm" svg:y="8.90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2" draw:layer="layout" svg:width="5.441cm" svg:height="0.471cm" svg:x="0.5cm" svg:y="0.5cm">
          <draw:text-box>
            <text:p text:style-name="P11"><text:span text:style-name="T6">図</text:span><text:span text:style-name="T6">12 </text:span><text:span text:style-name="T6">スクリプト実行の時系列</text:span></text:p>
          </draw:text-box>
        </draw:frame>
        <draw:rect draw:style-name="gr27" draw:text-style-name="P13" draw:layer="layout" svg:width="3cm" svg:height="1cm" svg:x="0.6cm" svg:y="8.1cm">
          <text:p text:style-name="P1"><text:span text:style-name="T6">PostgreSQL</text:span></text:p>
          <text:p text:style-name="P1"><text:span text:style-name="T6">node0</text:span></text:p>
        </draw:rect>
        <draw:rect draw:style-name="gr27" draw:text-style-name="P13" draw:layer="layout" svg:width="2cm" svg:height="1cm" svg:x="1.1cm" svg:y="5.5cm">
          <text:p text:style-name="P1"><text:span text:style-name="T6">pgpool</text:span></text:p>
        </draw:rect>
        <draw:rect draw:style-name="gr27" draw:text-style-name="P13" draw:layer="layout" svg:width="3cm" svg:height="1cm" svg:x="0.6cm" svg:y="10.6cm">
          <text:p text:style-name="P1"><text:span text:style-name="T6">PostgreSQL</text:span></text:p>
          <text:p text:style-name="P1"><text:span text:style-name="T6">node1</text:span></text:p>
        </draw:rect>
        <draw:frame draw:style-name="gr8" draw:text-style-name="P15" draw:layer="layout" svg:width="2.119cm" svg:height="0.471cm" svg:x="7.1cm" svg:y="4.256cm">
          <draw:text-box>
            <text:p text:style-name="P1"><text:span text:style-name="T7">フェーズ１</text:span></text:p>
          </draw:text-box>
        </draw:frame>
        <draw:frame draw:style-name="gr8" draw:text-style-name="P15" draw:layer="layout" svg:width="2.119cm" svg:height="0.471cm" svg:x="16.5cm" svg:y="4.2cm">
          <draw:text-box>
            <text:p text:style-name="P1"><text:span text:style-name="T7">フェーズ２</text:span></text:p>
          </draw:text-box>
        </draw:frame>
        <draw:frame draw:style-name="gr8" draw:text-style-name="P17" draw:layer="layout" svg:width="4.676cm" svg:height="0.471cm" svg:x="6.3cm" svg:y="8.8cm">
          <draw:text-box>
            <text:p text:style-name="P1"><text:span text:style-name="T9">ベースバックアップの転送</text:span></text:p>
          </draw:text-box>
        </draw:frame>
        <draw:line draw:style-name="gr48" draw:text-style-name="P14" draw:layer="layout" svg:x1="4cm" svg:y1="6cm" svg:x2="24.871cm" svg:y2="6cm">
          <text:p/>
        </draw:line>
        <draw:line draw:style-name="gr9" draw:text-style-name="P14" draw:layer="layout" svg:x1="5.3cm" svg:y1="6cm" svg:x2="5.3cm" svg:y2="8.5cm">
          <text:p/>
        </draw:line>
        <draw:frame draw:style-name="gr8" draw:text-style-name="P23" draw:layer="layout" svg:width="5.347cm" svg:height="0.941cm" svg:x="5.512cm" svg:y="6.5cm">
          <draw:text-box>
            <text:p text:style-name="P18"><text:span text:style-name="T10">pgpool_recovery()</text:span><text:span text:style-name="T10">で</text:span></text:p>
            <text:p text:style-name="P18"><text:span text:style-name="T10">recovery_1st_stage.sh</text:span><text:span text:style-name="T10">を実行</text:span></text:p>
          </draw:text-box>
        </draw:frame>
        <draw:line draw:style-name="gr9" draw:text-style-name="P14" draw:layer="layout" svg:x1="12.2cm" svg:y1="6cm" svg:x2="12.2cm" svg:y2="8.5cm">
          <text:p/>
        </draw:line>
        <draw:frame draw:style-name="gr8" draw:text-style-name="P23" draw:layer="layout" svg:width="5.347cm" svg:height="0.941cm" svg:x="12.372cm" svg:y="6.333cm">
          <draw:text-box>
            <text:p text:style-name="P18"><text:span text:style-name="T10">pgpool_recovery()</text:span><text:span text:style-name="T10">で</text:span></text:p>
            <text:p text:style-name="P18"><text:span text:style-name="T10">recovery_2nd_stage.sh</text:span><text:span text:style-name="T10">を実行</text:span></text:p>
          </draw:text-box>
        </draw:frame>
        <draw:line draw:style-name="gr48" draw:text-style-name="P14" draw:layer="layout" svg:x1="4cm" svg:y1="8.6cm" svg:x2="24.871cm" svg:y2="8.6cm">
          <text:p/>
        </draw:line>
        <draw:line draw:style-name="gr48" draw:text-style-name="P14" draw:layer="layout" svg:x1="4cm" svg:y1="11.3cm" svg:x2="24.871cm" svg:y2="11.3cm">
          <text:p/>
        </draw:line>
        <draw:line draw:style-name="gr9" draw:text-style-name="P14" draw:layer="layout" svg:x1="18.6cm" svg:y1="6cm" svg:x2="18.6cm" svg:y2="8.5cm">
          <text:p/>
        </draw:line>
        <draw:frame draw:style-name="gr8" draw:text-style-name="P23" draw:layer="layout" svg:width="4.958cm" svg:height="0.941cm" svg:x="18.787cm" svg:y="6.233cm">
          <draw:text-box>
            <text:p text:style-name="P18"><text:span text:style-name="T10">pgpool_remote_start()</text:span><text:span text:style-name="T10">で</text:span></text:p>
            <text:p text:style-name="P18"><text:span text:style-name="T10">pgpool_remote_start</text:span><text:span text:style-name="T10">を実行</text:span></text:p>
          </draw:text-box>
        </draw:frame>
        <draw:frame draw:style-name="gr8" draw:text-style-name="P17" draw:layer="layout" svg:width="2.339cm" svg:height="0.471cm" svg:x="24cm" svg:y="5cm">
          <draw:text-box>
            <text:p text:style-name="P1"><text:span text:style-name="T9">リカバリ完了</text:span></text:p>
          </draw:text-box>
        </draw:frame>
        <draw:custom-shape draw:style-name="gr30" draw:text-style-name="P14" draw:layer="layout" svg:width="1.5cm" svg:height="2.324cm" svg:x="12.4cm" svg:y="8.90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9" draw:layer="layout" svg:width="3.897cm" svg:height="0.941cm" svg:x="13.9cm" svg:y="9.033cm">
          <draw:text-box>
            <text:p text:style-name="P18"><text:span text:style-name="T9">フェーズ</text:span><text:span text:style-name="T9">1</text:span><text:span text:style-name="T9">期間の</text:span></text:p>
            <text:p text:style-name="P18"><text:span text:style-name="T9">アーカイブログの転送</text:span></text:p>
          </draw:text-box>
        </draw:frame>
        <draw:line draw:style-name="gr9" draw:text-style-name="P14" draw:layer="layout" svg:x1="19.5cm" svg:y1="8.614cm" svg:x2="19.5cm" svg:y2="11.224cm">
          <text:p/>
        </draw:line>
        <draw:frame draw:style-name="gr8" draw:text-style-name="P19" draw:layer="layout" svg:width="3.118cm" svg:height="0.471cm" svg:x="19.765cm" svg:y="10.333cm">
          <draw:text-box>
            <text:p text:style-name="P18"><text:span text:style-name="T9">再起動＋リカバリ</text:span></text:p>
          </draw:text-box>
        </draw:frame>
        <draw:rect draw:style-name="gr15" draw:text-style-name="P14" draw:layer="layout" svg:width="6.206cm" svg:height="7.735cm" svg:x="5cm" svg:y="4cm">
          <text:p/>
        </draw:rect>
        <draw:rect draw:style-name="gr15" draw:text-style-name="P14" draw:layer="layout" svg:width="12.158cm" svg:height="7.701cm" svg:x="11.748cm" svg:y="4.034cm">
          <text:p/>
        </draw:rect>
        <draw:line draw:style-name="gr9" draw:text-style-name="P14" draw:layer="layout" svg:x1="4.5cm" svg:y1="3.5cm" svg:x2="4.5cm" svg:y2="6cm">
          <text:p/>
        </draw:line>
        <draw:frame draw:style-name="gr8" draw:text-style-name="P23" draw:layer="layout" svg:width="5.737cm" svg:height="0.471cm" svg:x="1.932cm" svg:y="2.741cm">
          <draw:text-box>
            <text:p text:style-name="P18"><text:span text:style-name="T10">pcp_recovery_node</text:span><text:span text:style-name="T10">コマンド実行</text:span></text:p>
          </draw:text-box>
        </draw:frame>
        <presentation:notes draw:style-name="dp2">
          <draw:page-thumbnail draw:style-name="gr10" draw:layer="layout" svg:width="13.705cm" svg:height="10.279cm" svg:x="3.641cm" svg:y="2.853cm" draw:page-number="13" presentation:class="page"/>
          <draw:frame presentation:style-name="pr1" draw:layer="layout" svg:width="14.507cm" svg:height="11.411cm" svg:x="3.248cm" svg:y="14.13cm" presentation:class="notes" presentation:placeholder="true">
            <draw:text-box/>
          </draw:frame>
        </presentation:notes>
      </draw:page>
      <draw:page draw:name="page14" draw:style-name="dp1" draw:master-page-name="標準">
        <office:forms form:automatic-focus="false" form:apply-design-mode="false"/>
        <draw:rect draw:style-name="gr1" draw:text-style-name="P2" draw:id="id45" draw:layer="layout" svg:width="2.4cm" svg:height="1.16cm" svg:x="1.716cm" svg:y="8.617cm">
          <text:p text:style-name="P1"><text:span text:style-name="T1">PostgreSQL</text:span></text:p>
          <text:p text:style-name="P1"><text:span text:style-name="T1">master</text:span></text:p>
        </draw:rect>
        <draw:rect draw:style-name="gr1" draw:text-style-name="P2" draw:id="id46" draw:layer="layout" svg:width="2.4cm" svg:height="1.16cm" svg:x="4.789cm" svg:y="8.618cm">
          <text:p text:style-name="P1"><text:span text:style-name="T1">PostgreSQL</text:span></text:p>
          <text:p text:style-name="P1"><text:span text:style-name="T1">slave1</text:span></text:p>
        </draw:rect>
        <draw:rect draw:style-name="gr1" draw:text-style-name="P2" draw:id="id44" draw:layer="layout" svg:width="2.8cm" svg:height="0.829cm" svg:x="4.589cm" svg:y="6.546cm">
          <text:p text:style-name="P1"><text:span text:style-name="T1">pgpool-II</text:span></text:p>
        </draw:rect>
        <draw:connector draw:style-name="gr49" draw:layer="layout" draw:type="line" svg:x1="5.989cm" svg:y1="7.375cm" svg:x2="2.916cm" svg:y2="8.617cm" draw:start-shape="id44" draw:start-glue-point="2" draw:end-shape="id45" draw:end-glue-point="0" svg:d="m5989 7375-3073 1242">
          <text:p/>
        </draw:connector>
        <draw:connector draw:style-name="gr50" draw:layer="layout" draw:type="line" svg:x1="5.989cm" svg:y1="7.375cm" svg:x2="5.989cm" svg:y2="8.618cm" draw:start-shape="id44" draw:start-glue-point="2" draw:end-shape="id46" draw:end-glue-point="0" svg:d="m5989 7375v1243">
          <text:p/>
        </draw:connector>
        <draw:rect draw:style-name="gr1" draw:text-style-name="P2" draw:id="id47" draw:layer="layout" svg:width="2.4cm" svg:height="1.16cm" svg:x="7.989cm" svg:y="8.619cm">
          <text:p text:style-name="P1"><text:span text:style-name="T1">PostgreSQL</text:span></text:p>
          <text:p text:style-name="P1"><text:span text:style-name="T1">slave2</text:span></text:p>
        </draw:rect>
        <draw:connector draw:style-name="gr50" draw:layer="layout" draw:type="line" svg:x1="9.189cm" svg:y1="8.619cm" svg:x2="5.989cm" svg:y2="7.375cm" draw:start-shape="id47" draw:start-glue-point="0" draw:end-shape="id44" draw:end-glue-point="2" svg:d="m9189 8619-3200-1244">
          <text:p/>
        </draw:connector>
        <draw:custom-shape draw:style-name="gr51" draw:text-style-name="P24" draw:layer="layout" svg:width="3.309cm" svg:height="2.615cm" svg:x="1.396cm" svg:y="7.956cm">
          <text:p text:style-name="P3"><text:span text:style-name="T5">故障</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rect draw:style-name="gr1" draw:text-style-name="P2" draw:id="id49" draw:layer="layout" svg:width="2.4cm" svg:height="1.16cm" svg:x="13.39cm" svg:y="8.619cm">
          <text:p text:style-name="P1"><text:span text:style-name="T1">PostgreSQL</text:span></text:p>
          <text:p text:style-name="P1"><text:span text:style-name="T1">slave1</text:span></text:p>
        </draw:rect>
        <draw:rect draw:style-name="gr1" draw:text-style-name="P2" draw:id="id48" draw:layer="layout" svg:width="2.8cm" svg:height="0.829cm" svg:x="13.19cm" svg:y="6.547cm">
          <text:p text:style-name="P1"><text:span text:style-name="T1">pgpool-II</text:span></text:p>
        </draw:rect>
        <draw:connector draw:style-name="gr50" draw:layer="layout" draw:type="line" svg:x1="14.59cm" svg:y1="7.376cm" svg:x2="14.59cm" svg:y2="8.619cm" draw:start-shape="id48" draw:start-glue-point="2" draw:end-shape="id49" draw:end-glue-point="0" svg:d="m14590 7376v1243">
          <text:p/>
        </draw:connector>
        <draw:rect draw:style-name="gr1" draw:text-style-name="P2" draw:id="id50" draw:layer="layout" svg:width="2.4cm" svg:height="1.16cm" svg:x="16.59cm" svg:y="8.62cm">
          <text:p text:style-name="P1"><text:span text:style-name="T1">PostgreSQL</text:span></text:p>
          <text:p text:style-name="P1"><text:span text:style-name="T1">slave2</text:span></text:p>
        </draw:rect>
        <draw:connector draw:style-name="gr50" draw:layer="layout" draw:type="line" svg:x1="17.79cm" svg:y1="8.62cm" svg:x2="14.59cm" svg:y2="7.376cm" draw:start-shape="id50" draw:start-glue-point="0" draw:end-shape="id48" draw:end-glue-point="2" svg:d="m17790 8620-3200-1244">
          <text:p/>
        </draw:connector>
        <draw:custom-shape draw:style-name="gr7" draw:text-style-name="P25" draw:layer="layout" svg:width="0.498cm" svg:height="1.121cm" svg:x="5.667cm" svg:y="7.527cm">
          <text:p text:style-name="P3"><text:span text:style-name="T11">Promote</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20" draw:layer="layout" svg:width="5.963cm" svg:height="1.307cm" svg:x="5.113cm" svg:y="4.702cm">
          <text:p text:style-name="P9"><text:span text:style-name="T6">failover.sh</text:span><text:span text:style-name="T6">を実行</text:span></text:p>
          <text:p text:style-name="P9"><text:span text:style-name="T6"><text:s text:c="2"/></text:span><text:span text:style-name="T6">slave1</text:span><text:span text:style-name="T6">で</text:span><text:span text:style-name="T6">pg_ctl promote</text:span><text:span text:style-name="T6">実行</text:span></text:p>
          <draw:enhanced-geometry svg:viewBox="0 0 21600 21600" draw:glue-points="10800 0 0 10800 10800 21600 21600 10800 ?f40 ?f41" draw:text-areas="0 0 21600 21600" draw:type="rectangular-callout" draw:modifiers="2680.08048289738 29807.339449541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0" draw:text-style-name="P14" draw:layer="layout" svg:width="1.162cm" svg:height="2.085cm" svg:x="11.571cm" svg:y="8.3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6" draw:layer="layout" svg:x1="14.59cm" svg:y1="9.779cm" svg:x2="17.79cm" svg:y2="9.78cm" draw:start-shape="id49" draw:start-glue-point="2" draw:end-shape="id50" svg:d="m14590 9779v502h3200v-501">
          <text:p/>
        </draw:connector>
        <draw:custom-shape draw:style-name="gr28" draw:text-style-name="P14" draw:layer="layout" svg:width="1.422cm" svg:height="0.829cm" svg:x="14.078cm" svg:y="10.402cm">
          <text:p/>
          <draw:enhanced-geometry svg:viewBox="0 0 88 21600" draw:glue-points="44 ?f6 44 0 0 10800 44 21600 88 10800" draw:text-areas="0 ?f6 88 ?f3" draw:type="can" draw:modifiers="4720.053297801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14" draw:layer="layout" svg:width="1.422cm" svg:height="0.829cm" svg:x="17.178cm" svg:y="10.403cm">
          <text:p/>
          <draw:enhanced-geometry svg:viewBox="0 0 88 21600" draw:glue-points="44 ?f6 44 0 0 10800 44 21600 88 10800" draw:text-areas="0 ?f6 88 ?f3" draw:type="can" draw:modifiers="4720.053297801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2" draw:text-style-name="P3" draw:layer="layout" svg:width="1.214cm" svg:height="0.529cm" svg:x="15.767cm" svg:y="10.60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 draw:text-style-name="P20" draw:layer="layout" svg:width="7.566cm" svg:height="1.007cm" svg:x="14.317cm" svg:y="4.68cm">
          <text:p text:style-name="P9"><text:span text:style-name="T6">(1) followmaster.sh</text:span><text:span text:style-name="T6">を実行</text:span></text:p>
          <text:p text:style-name="P9"><text:span text:style-name="T6"><text:s text:c="5"/></text:span><text:span text:style-name="T6">slave2</text:span><text:span text:style-name="T6">で</text:span><text:span text:style-name="T6">do_followmaster.sh</text:span><text:span text:style-name="T6">を起動</text:span></text:p>
          <draw:enhanced-geometry svg:viewBox="0 0 21600 21600" draw:glue-points="10800 0 0 10800 10800 21600 21600 10800 ?f40 ?f41" draw:text-areas="0 0 21600 21600" draw:type="rectangular-callout" draw:modifiers="182.687987313334 391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20" draw:layer="layout" svg:width="5.762cm" svg:height="1.682cm" svg:x="18.017cm" svg:y="6.324cm">
          <text:p text:style-name="P9"><text:span text:style-name="T6">(2) do_followmaster.sh</text:span><text:span text:style-name="T6">を実行</text:span></text:p>
          <text:p text:style-name="P9"><text:span text:style-name="T6">　　</text:span><text:span text:style-name="T6">pg_basebackup</text:span><text:span text:style-name="T6">実行し、</text:span></text:p>
          <text:p text:style-name="P9"><text:span text:style-name="T6">　　</text:span><text:span text:style-name="T6">PostgresSQL</text:span><text:span text:style-name="T6">起動</text:span></text:p>
          <draw:enhanced-geometry svg:viewBox="0 0 21600 21600" draw:glue-points="10800 0 0 10800 10800 21600 21600 10800 ?f40 ?f41" draw:text-areas="0 0 21600 21600" draw:type="rectangular-callout" draw:modifiers="-329.828214471629 28710.160427807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8" draw:text-style-name="P26" draw:layer="layout" svg:width="14.991cm" svg:height="0.509cm" svg:x="4.129cm" svg:y="3.259cm">
          <draw:text-box>
            <text:p text:style-name="P1"><text:span text:style-name="T12">フェールオーバー</text:span><text:span text:style-name="T12">(failover)</text:span><text:span text:style-name="T12"><text:tab/></text:span><text:span text:style-name="T12"><text:tab/></text:span><text:span text:style-name="T12"><text:tab/></text:span><text:span text:style-name="T12">フォローマスタ</text:span><text:span text:style-name="T12">(follow master)</text:span></text:p>
          </draw:text-box>
        </draw:frame>
        <presentation:notes draw:style-name="dp2">
          <draw:page-thumbnail draw:style-name="gr10" draw:layer="layout" svg:width="13.705cm" svg:height="10.279cm" svg:x="3.641cm" svg:y="2.853cm" draw:page-number="14" presentation:class="page"/>
          <draw:frame presentation:style-name="pr1" draw:layer="layout" svg:width="14.507cm" svg:height="11.411cm" svg:x="3.248cm" svg:y="14.13cm" presentation:class="notes" presentation:placeholder="true">
            <draw:text-box/>
          </draw:frame>
        </presentation:notes>
      </draw:page>
      <draw:page draw:name="page15" draw:style-name="dp1" draw:master-page-name="標準">
        <office:forms form:automatic-focus="false" form:apply-design-mode="false"/>
        <draw:rect draw:style-name="gr1" draw:text-style-name="P2" draw:id="id52" draw:layer="layout" svg:width="2.4cm" svg:height="1.16cm" svg:x="13.39cm" svg:y="8.619cm">
          <text:p text:style-name="P1"><text:span text:style-name="T1">PostgreSQL</text:span></text:p>
          <text:p text:style-name="P1"><text:span text:style-name="T1">slave1</text:span></text:p>
        </draw:rect>
        <draw:rect draw:style-name="gr1" draw:text-style-name="P2" draw:id="id51" draw:layer="layout" svg:width="2.8cm" svg:height="0.829cm" svg:x="13.19cm" svg:y="6.547cm">
          <text:p text:style-name="P1"><text:span text:style-name="T1">pgpool-II</text:span></text:p>
        </draw:rect>
        <draw:connector draw:style-name="gr50" draw:layer="layout" draw:type="line" svg:x1="14.59cm" svg:y1="7.376cm" svg:x2="14.59cm" svg:y2="8.619cm" draw:start-shape="id51" draw:start-glue-point="2" draw:end-shape="id52" draw:end-glue-point="0" svg:d="m14590 7376v1243">
          <text:p/>
        </draw:connector>
        <draw:rect draw:style-name="gr1" draw:text-style-name="P2" draw:id="id53" draw:layer="layout" svg:width="2.4cm" svg:height="1.16cm" svg:x="16.59cm" svg:y="8.62cm">
          <text:p text:style-name="P1"><text:span text:style-name="T1">PostgreSQL</text:span></text:p>
          <text:p text:style-name="P1"><text:span text:style-name="T1">slave2</text:span></text:p>
        </draw:rect>
        <draw:connector draw:style-name="gr50" draw:layer="layout" draw:type="line" svg:x1="17.79cm" svg:y1="8.62cm" svg:x2="14.59cm" svg:y2="7.376cm" draw:start-shape="id53" draw:start-glue-point="0" draw:end-shape="id51" draw:end-glue-point="2" svg:d="m17790 8620-3200-1244">
          <text:p/>
        </draw:connector>
        <draw:connector draw:style-name="gr6" draw:layer="layout" svg:x1="14.59cm" svg:y1="9.779cm" svg:x2="17.79cm" svg:y2="9.78cm" draw:start-shape="id52" draw:start-glue-point="2" draw:end-shape="id53" svg:d="m14590 9779v502h3200v-501">
          <text:p/>
        </draw:connector>
        <draw:custom-shape draw:style-name="gr28" draw:text-style-name="P14" draw:layer="layout" svg:width="1.422cm" svg:height="0.829cm" svg:x="14.078cm" svg:y="10.402cm">
          <text:p/>
          <draw:enhanced-geometry svg:viewBox="0 0 88 21600" draw:glue-points="44 ?f6 44 0 0 10800 44 21600 88 10800" draw:text-areas="0 ?f6 88 ?f3" draw:type="can" draw:modifiers="4720.053297801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14" draw:layer="layout" svg:width="1.422cm" svg:height="0.829cm" svg:x="17.178cm" svg:y="10.403cm">
          <text:p/>
          <draw:enhanced-geometry svg:viewBox="0 0 88 21600" draw:glue-points="44 ?f6 44 0 0 10800 44 21600 88 10800" draw:text-areas="0 ?f6 88 ?f3" draw:type="can" draw:modifiers="4720.053297801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2" draw:text-style-name="P3" draw:layer="layout" svg:width="1.214cm" svg:height="0.529cm" svg:x="15.767cm" svg:y="10.60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 draw:text-style-name="P20" draw:layer="layout" svg:width="7.566cm" svg:height="1.007cm" svg:x="14.317cm" svg:y="4.68cm">
          <text:p text:style-name="P9"><text:span text:style-name="T6">(1) followmaster.sh</text:span><text:span text:style-name="T6">を実行</text:span></text:p>
          <text:p text:style-name="P9"><text:span text:style-name="T6"><text:s text:c="5"/></text:span><text:span text:style-name="T6">slave2</text:span><text:span text:style-name="T6">で</text:span><text:span text:style-name="T6">do_followmaster.sh</text:span><text:span text:style-name="T6">を起動</text:span></text:p>
          <draw:enhanced-geometry svg:viewBox="0 0 21600 21600" draw:glue-points="10800 0 0 10800 10800 21600 21600 10800 ?f40 ?f41" draw:text-areas="0 0 21600 21600" draw:type="rectangular-callout" draw:modifiers="182.687987313334 391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20" draw:layer="layout" svg:width="5.762cm" svg:height="1.682cm" svg:x="18.017cm" svg:y="6.324cm">
          <text:p text:style-name="P9"><text:span text:style-name="T6">(2) do_followmaster.sh</text:span><text:span text:style-name="T6">を実行</text:span></text:p>
          <text:p text:style-name="P9"><text:span text:style-name="T6">　　</text:span><text:span text:style-name="T6">pg_basebackup</text:span><text:span text:style-name="T6">実行し、</text:span></text:p>
          <text:p text:style-name="P9"><text:span text:style-name="T6">　　</text:span><text:span text:style-name="T6">PostgresSQL</text:span><text:span text:style-name="T6">起動</text:span></text:p>
          <draw:enhanced-geometry svg:viewBox="0 0 21600 21600" draw:glue-points="10800 0 0 10800 10800 21600 21600 10800 ?f40 ?f41" draw:text-areas="0 0 21600 21600" draw:type="rectangular-callout" draw:modifiers="-329.828214471629 28710.160427807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705cm" svg:height="10.279cm" svg:x="3.641cm" svg:y="2.853cm" draw:page-number="15" presentation:class="page"/>
          <draw:frame presentation:style-name="pr1" draw:layer="layout" svg:width="14.507cm" svg:height="11.411cm" svg:x="3.248cm" svg:y="14.13cm" presentation:class="notes" presentation:placeholder="true">
            <draw:text-box/>
          </draw:frame>
        </presentation:notes>
      </draw:page>
      <draw:page draw:name="page16" draw:style-name="dp1" draw:master-page-name="標準">
        <office:forms form:automatic-focus="false" form:apply-design-mode="false"/>
        <presentation:notes draw:style-name="dp2">
          <draw:page-thumbnail draw:style-name="gr10" draw:layer="layout" svg:width="13.705cm" svg:height="10.279cm" svg:x="3.641cm" svg:y="2.853cm" draw:page-number="16" presentation:class="page"/>
          <draw:frame presentation:style-name="pr1" draw:layer="layout" svg:width="14.507cm" svg:height="11.411cm" svg:x="3.248cm" svg:y="14.13cm" presentation:class="notes" presentation:placeholder="true">
            <draw:text-box/>
          </draw:frame>
        </presentation:notes>
      </draw:page>
      <draw:page draw:name="page17" draw:style-name="dp1" draw:master-page-name="標準">
        <office:forms form:automatic-focus="false" form:apply-design-mode="false"/>
        <presentation:notes draw:style-name="dp2">
          <draw:page-thumbnail draw:style-name="gr10" draw:layer="layout" svg:width="13.705cm" svg:height="10.279cm" svg:x="3.641cm" svg:y="2.853cm" draw:page-number="17" presentation:class="page"/>
          <draw:frame presentation:style-name="pr1" draw:layer="layout" svg:width="14.507cm" svg:height="11.411cm" svg:x="3.248cm" svg:y="14.13cm" presentation:class="notes" presentation:placeholder="true">
            <draw:text-box/>
          </draw:frame>
        </presentation:notes>
      </draw:page>
      <draw:page draw:name="page18" draw:style-name="dp1" draw:master-page-name="標準">
        <office:forms form:automatic-focus="false" form:apply-design-mode="false"/>
        <draw:rect draw:style-name="gr53" draw:text-style-name="P27" draw:id="id55" draw:layer="layout" svg:width="4cm" svg:height="2cm" svg:x="3cm" svg:y="9.001cm">
          <text:p text:style-name="P1"><text:span text:style-name="T13">postgres0</text:span></text:p>
        </draw:rect>
        <draw:custom-shape draw:style-name="gr25" draw:text-style-name="P3" draw:layer="layout" svg:width="2cm" svg:height="1.5cm" svg:x="3.7cm" svg:y="11.401cm">
          <text:p/>
          <draw:enhanced-geometry svg:viewBox="0 0 88 21600" draw:glue-points="44 ?f6 44 0 0 10800 44 21600 88 10800" draw:text-areas="0 ?f6 88 ?f3" draw:type="can" draw:modifiers="4720.053297801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 draw:text-style-name="P3" draw:layer="layout" svg:width="2cm" svg:height="1.5cm" svg:x="9.1cm" svg:y="11.401cm">
          <text:p/>
          <draw:enhanced-geometry svg:viewBox="0 0 88 21600" draw:glue-points="44 ?f6 44 0 0 10800 44 21600 88 10800" draw:text-areas="0 ?f6 88 ?f3" draw:type="can" draw:modifiers="4720.053297801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53" draw:text-style-name="P27" draw:id="id57" draw:layer="layout" svg:width="4cm" svg:height="2cm" svg:x="8cm" svg:y="9.001cm">
          <text:p text:style-name="P1"><text:span text:style-name="T13">postgres1</text:span></text:p>
        </draw:rect>
        <draw:rect draw:style-name="gr53" draw:text-style-name="P27" draw:id="id54" draw:layer="layout" svg:width="4cm" svg:height="2cm" svg:x="3cm" svg:y="5.301cm">
          <text:p text:style-name="P1"><text:span text:style-name="T13">pgpool0</text:span></text:p>
          <text:p text:style-name="P1"><text:span text:style-name="T13"/></text:p>
        </draw:rect>
        <draw:frame draw:style-name="gr8" draw:layer="layout" svg:width="8.364cm" svg:height="1.017cm" svg:x="0.5cm" svg:y="0.502cm">
          <draw:text-box>
            <text:p text:style-name="P11">図15 pgpoolの多重化</text:p>
          </draw:text-box>
        </draw:frame>
        <draw:rect draw:style-name="gr53" draw:text-style-name="P27" draw:id="id56" draw:layer="layout" svg:width="4cm" svg:height="2cm" svg:x="8cm" svg:y="5.301cm">
          <text:p text:style-name="P1"><text:span text:style-name="T13">pgpool1</text:span></text:p>
          <text:p text:style-name="P1"><text:span text:style-name="T13"/></text:p>
        </draw:rect>
        <draw:rect draw:style-name="gr53" draw:text-style-name="P27" draw:id="id58" draw:layer="layout" svg:width="9.5cm" svg:height="1.4cm" svg:x="3cm" svg:y="2.401cm">
          <text:p text:style-name="P1"><text:span text:style-name="T13">ロードバランサー</text:span></text:p>
        </draw:rect>
        <draw:connector draw:style-name="gr12" draw:text-style-name="P3" draw:layer="layout" draw:type="line" svg:x1="5cm" svg:y1="7.301cm" svg:x2="5cm" svg:y2="9.001cm" draw:start-shape="id54" draw:start-glue-point="2" draw:end-shape="id55" draw:end-glue-point="0" svg:d="m5000 7301v1700">
          <text:p/>
        </draw:connector>
        <draw:connector draw:style-name="gr12" draw:text-style-name="P3" draw:layer="layout" draw:type="line" svg:x1="10cm" svg:y1="7.301cm" svg:x2="10cm" svg:y2="9.001cm" draw:start-shape="id56" draw:start-glue-point="2" draw:end-shape="id57" draw:end-glue-point="0" svg:d="m10000 7301v1700">
          <text:p/>
        </draw:connector>
        <draw:connector draw:style-name="gr12" draw:text-style-name="P3" draw:layer="layout" draw:type="line" svg:x1="5cm" svg:y1="7.301cm" svg:x2="10cm" svg:y2="9.001cm" draw:start-shape="id54" draw:start-glue-point="2" draw:end-shape="id57" draw:end-glue-point="0" svg:d="m5000 7301 5000 1700">
          <text:p/>
        </draw:connector>
        <draw:connector draw:style-name="gr12" draw:text-style-name="P3" draw:layer="layout" draw:type="line" svg:x1="10cm" svg:y1="7.301cm" svg:x2="5cm" svg:y2="9.001cm" draw:start-shape="id56" draw:start-glue-point="2" draw:end-shape="id55" draw:end-glue-point="0" svg:d="m10000 7301-5000 1700">
          <text:p/>
        </draw:connector>
        <draw:connector draw:style-name="gr12" draw:text-style-name="P3" draw:layer="layout" draw:type="line" svg:x1="7.75cm" svg:y1="3.801cm" svg:x2="5cm" svg:y2="5.301cm" draw:start-shape="id58" draw:start-glue-point="2" draw:end-shape="id54" draw:end-glue-point="0" svg:d="m7750 3801-2750 1500">
          <text:p/>
        </draw:connector>
        <draw:connector draw:style-name="gr12" draw:text-style-name="P3" draw:layer="layout" draw:type="line" svg:x1="7.75cm" svg:y1="3.801cm" svg:x2="10cm" svg:y2="5.301cm" draw:start-shape="id58" draw:start-glue-point="2" draw:end-shape="id56" draw:end-glue-point="0" svg:d="m7750 3801 2250 1500">
          <text:p/>
        </draw:connector>
        <draw:frame draw:style-name="gr8" draw:layer="layout" svg:width="11.301cm" svg:height="1.017cm" svg:x="15.3cm" svg:y="0.503cm">
          <draw:text-box>
            <text:p text:style-name="P11">図16 heartbeatによる冗長化</text:p>
          </draw:text-box>
        </draw:frame>
        <draw:rect draw:style-name="gr53" draw:text-style-name="P27" draw:id="id60" draw:layer="layout" svg:width="4cm" svg:height="2cm" svg:x="16.1cm" svg:y="8.702cm">
          <text:p text:style-name="P1"><text:span text:style-name="T13">postgres0</text:span></text:p>
        </draw:rect>
        <draw:custom-shape draw:style-name="gr25" draw:text-style-name="P3" draw:layer="layout" svg:width="2cm" svg:height="1.5cm" svg:x="16.8cm" svg:y="11.102cm">
          <text:p/>
          <draw:enhanced-geometry svg:viewBox="0 0 88 21600" draw:glue-points="44 ?f6 44 0 0 10800 44 21600 88 10800" draw:text-areas="0 ?f6 88 ?f3" draw:type="can" draw:modifiers="4720.053297801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 draw:text-style-name="P3" draw:layer="layout" svg:width="2cm" svg:height="1.5cm" svg:x="25.2cm" svg:y="11.102cm">
          <text:p/>
          <draw:enhanced-geometry svg:viewBox="0 0 88 21600" draw:glue-points="44 ?f6 44 0 0 10800 44 21600 88 10800" draw:text-areas="0 ?f6 88 ?f3" draw:type="can" draw:modifiers="4720.053297801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53" draw:text-style-name="P27" draw:id="id62" draw:layer="layout" svg:width="4cm" svg:height="2cm" svg:x="24.1cm" svg:y="8.702cm">
          <text:p text:style-name="P1"><text:span text:style-name="T13">postgres1</text:span></text:p>
        </draw:rect>
        <draw:rect draw:style-name="gr53" draw:text-style-name="P27" draw:id="id59" draw:layer="layout" svg:width="4cm" svg:height="2cm" svg:x="16.1cm" svg:y="5.002cm">
          <text:p text:style-name="P1"><text:span text:style-name="T13">pgpool0</text:span></text:p>
          <text:p text:style-name="P1"><text:span text:style-name="T13"/></text:p>
        </draw:rect>
        <draw:rect draw:style-name="gr53" draw:text-style-name="P27" draw:id="id61" draw:layer="layout" svg:width="4cm" svg:height="2cm" svg:x="24.1cm" svg:y="5.002cm">
          <text:p text:style-name="P1"><text:span text:style-name="T13">pgpool1</text:span></text:p>
          <text:p text:style-name="P1"><text:span text:style-name="T13"/></text:p>
        </draw:rect>
        <draw:connector draw:style-name="gr12" draw:text-style-name="P3" draw:layer="layout" draw:type="line" svg:x1="18.1cm" svg:y1="7.002cm" svg:x2="18.1cm" svg:y2="8.702cm" draw:start-shape="id59" draw:start-glue-point="2" draw:end-shape="id60" draw:end-glue-point="0" svg:d="m18100 7002v1700">
          <text:p/>
        </draw:connector>
        <draw:connector draw:style-name="gr12" draw:text-style-name="P3" draw:layer="layout" draw:type="line" svg:x1="26.1cm" svg:y1="7.002cm" svg:x2="26.1cm" svg:y2="8.702cm" draw:start-shape="id61" draw:start-glue-point="2" draw:end-shape="id62" draw:end-glue-point="0" svg:d="m26100 7002v1700">
          <text:p/>
        </draw:connector>
        <draw:connector draw:style-name="gr12" draw:text-style-name="P3" draw:layer="layout" draw:type="line" svg:x1="18.1cm" svg:y1="7.002cm" svg:x2="26.1cm" svg:y2="8.702cm" draw:start-shape="id59" draw:start-glue-point="2" draw:end-shape="id62" draw:end-glue-point="0" svg:d="m18100 7002 8000 1700">
          <text:p/>
        </draw:connector>
        <draw:connector draw:style-name="gr12" draw:text-style-name="P3" draw:layer="layout" draw:type="line" svg:x1="26.1cm" svg:y1="7.002cm" svg:x2="18.1cm" svg:y2="8.702cm" draw:start-shape="id61" draw:start-glue-point="2" draw:end-shape="id60" draw:end-glue-point="0" svg:d="m26100 7002-8000 1700">
          <text:p/>
        </draw:connector>
        <draw:connector draw:style-name="gr53" draw:text-style-name="P28" draw:layer="layout" draw:type="line" svg:x1="20.1cm" svg:y1="6.002cm" svg:x2="24.1cm" svg:y2="6.002cm" draw:start-shape="id59" draw:start-glue-point="1" draw:end-shape="id61" draw:end-glue-point="3" svg:d="m20100 6002h4000">
          <text:p text:style-name="P1"><text:span text:style-name="T14">Heartbeat</text:span><text:span text:style-name="T14">による</text:span></text:p>
          <text:p text:style-name="P1"><text:span text:style-name="T14">冗長化</text:span></text:p>
        </draw:connector>
        <draw:connector draw:style-name="gr12" draw:text-style-name="P3" draw:layer="layout" draw:type="line" svg:x1="18.1cm" svg:y1="7.002cm" svg:x2="18.1cm" svg:y2="8.702cm" draw:start-shape="id59" draw:start-glue-point="2" draw:end-shape="id60" draw:end-glue-point="0" svg:d="m18100 7002v1700">
          <text:p/>
        </draw:connector>
        <draw:connector draw:style-name="gr12" draw:text-style-name="P3" draw:layer="layout" draw:type="line" svg:x1="18.1cm" svg:y1="7.002cm" svg:x2="18.1cm" svg:y2="8.702cm" draw:start-shape="id59" draw:start-glue-point="2" draw:end-shape="id60" svg:d="m18100 7002v1700">
          <text:p/>
        </draw:connector>
        <draw:connector draw:style-name="gr54" draw:text-style-name="P3" draw:layer="layout" draw:type="lines" svg:x1="18.1cm" svg:y1="5.002cm" svg:x2="26.1cm" svg:y2="5.002cm" draw:start-shape="id59" draw:start-glue-point="0" draw:end-shape="id61" draw:end-glue-point="0" svg:d="m18100 5002v-501h8000v501">
          <text:p/>
        </draw:connector>
        <draw:line draw:style-name="gr12" draw:text-style-name="P3" draw:layer="layout" svg:x1="22.2cm" svg:y1="3.002cm" svg:x2="22.2cm" svg:y2="4.002cm">
          <text:p/>
        </draw:line>
        <draw:frame draw:style-name="gr55" draw:text-style-name="P29" draw:layer="layout" svg:width="1.594cm" svg:height="1.094cm" svg:x="21.406cm" svg:y="2.002cm">
          <draw:text-box>
            <text:p text:style-name="P11"><text:span text:style-name="T14">仮想</text:span><text:span text:style-name="T14">IP</text:span></text:p>
          </draw:text-box>
        </draw:frame>
        <presentation:notes draw:style-name="dp2">
          <draw:page-thumbnail draw:style-name="gr10" draw:layer="layout" svg:width="13.705cm" svg:height="10.279cm" svg:x="3.641cm" svg:y="2.853cm" draw:page-number="18" presentation:class="page"/>
          <draw:frame presentation:style-name="pr1" draw:layer="layout" svg:width="14.507cm" svg:height="11.411cm" svg:x="3.248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27" draw:display-name="Gradient 27" draw:style="linear" draw:start-color="#000080" draw:end-color="#ffffff" draw:start-intensity="100%" draw:end-intensity="100%" draw:angle="0" draw:border="0%"/>
    <draw:hatch draw:name="Hatch_20_1" draw:display-name="Hatch 1" draw:style="single" draw:color="#ffff00" draw:distance="0.2cm" draw:rotation="0"/>
    <draw:marker draw:name="Arrow" svg:viewBox="0 0 20 30" svg:d="m10 0-10 30h20z"/>
    <draw:marker draw:name="Symmetric_20_Arrow" draw:display-name="Symmetric Arrow" svg:viewBox="0 0 1131 902" svg:d="m564 0-564 902h1131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zxx" fo:country="none" style:font-family-asian="'HG Mincho Light J'" style:font-pitch-asian="variable" style:font-size-asian="24pt" style:language-asian="ja" style:country-asian="JP"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標準-background" style:family="presentation">
      <style:graphic-properties draw:stroke="none" draw:fill="none"/>
    </style:style>
    <style:style style:name="標準-backgroundobjects" style:family="presentation">
      <style:graphic-properties draw:shadow="hidden" draw:shadow-offset-x="0.3cm" draw:shadow-offset-y="0.3cm" draw:shadow-color="#808080"/>
    </style:style>
    <style:style style:name="標準-notes" style:family="presentation">
      <style:graphic-properties draw:stroke="none" draw:fill="none"/>
      <style:text-properties fo:color="#000000" style:text-outline="false" style:text-line-through-style="none" fo:font-family="Thorndale"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000000" style:text-outline="false" style:text-line-through-style="none" fo:font-family="Thorndale"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標準-outline2" style:family="presentation" style:parent-style-name="標準-outline1">
      <style:paragraph-properties fo:margin-left="2.4cm" fo:margin-right="0cm" fo:margin-top="0cm" fo:margin-bottom="0.4cm" fo:text-indent="-0.8cm"/>
      <style:text-properties fo:font-size="28pt" style:font-size-asian="28pt" style:font-size-complex="28pt"/>
    </style:style>
    <style:style style:name="標準-outline3" style:family="presentation" style:parent-style-name="標準-outline2">
      <style:paragraph-properties fo:margin-left="3.6cm" fo:margin-right="0cm" fo:margin-top="0cm" fo:margin-bottom="0.3cm" fo:text-indent="-0.6cm"/>
      <style:text-properties fo:font-size="24pt" style:font-size-asian="24pt" style:font-size-complex="24pt"/>
    </style:style>
    <style:style style:name="標準-outline4" style:family="presentation" style:parent-style-name="標準-outline3">
      <style:paragraph-properties fo:margin-left="4.8cm" fo:margin-right="0cm" fo:margin-top="0cm" fo:margin-bottom="0.2cm" fo:text-indent="-0.6cm"/>
      <style:text-properties fo:font-size="20pt" style:font-size-asian="20pt" style:font-size-complex="20pt"/>
    </style:style>
    <style:style style:name="標準-outline5" style:family="presentation" style:parent-style-name="標準-outline4">
      <style:paragraph-properties fo:margin-left="6cm" fo:margin-right="0cm" fo:margin-top="0cm" fo:margin-bottom="0.1cm" fo:text-indent="-0.6cm"/>
      <style:text-properties fo:font-size="20pt" style:font-size-asian="20pt" style:font-size-complex="20pt"/>
    </style:style>
    <style:style style:name="標準-outline6" style:family="presentation" style:parent-style-name="標準-outline5">
      <style:paragraph-properties fo:margin-left="7.2cm" fo:margin-right="0cm" fo:margin-top="0cm" fo:margin-bottom="0.1cm" fo:text-indent="-0.6cm"/>
      <style:text-properties fo:font-size="20pt" style:font-size-asian="20pt" style:font-size-complex="20pt"/>
    </style:style>
    <style:style style:name="標準-outline7" style:family="presentation" style:parent-style-name="標準-outline6">
      <style:paragraph-properties fo:margin-left="8.4cm" fo:margin-right="0cm" fo:margin-top="0cm" fo:margin-bottom="0.1cm" fo:text-indent="-0.6cm"/>
      <style:text-properties fo:font-size="20pt" style:font-size-asian="20pt" style:font-size-complex="20pt"/>
    </style:style>
    <style:style style:name="標準-outline8" style:family="presentation" style:parent-style-name="標準-outline7">
      <style:paragraph-properties fo:margin-left="9.6cm" fo:margin-right="0cm" fo:margin-top="0cm" fo:margin-bottom="0.1cm" fo:text-indent="-0.6cm"/>
      <style:text-properties fo:font-size="20pt" style:font-size-asian="20pt" style:font-size-complex="20pt"/>
    </style:style>
    <style:style style:name="標準-outline9" style:family="presentation" style:parent-style-name="標準-outline8">
      <style:paragraph-properties fo:margin-left="10.8cm" fo:margin-right="0cm" fo:margin-top="0cm" fo:margin-bottom="0.1cm" fo:text-indent="-0.6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fo:font-family="Thorndale"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Thorndale" style:font-family-generic="roman" style:font-pitch="variable" fo:font-size="44pt" fo:font-style="normal" fo:text-shadow="none" style:text-underline-style="none" fo:font-weight="normal" style:font-family-asian="'HG Mincho Light J'" style:font-pitch-asian="variable" style:font-size-asian="44pt" style:font-style-asian="normal" style:font-weight-asian="normal" style:font-family-complex="'Arial Unicode MS'" style:font-pitch-complex="variable" style:font-size-complex="44pt" style:font-style-complex="normal" style:font-weight-complex="normal"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9.991cm" svg:height="7.493cm" svg:x="2.786cm" svg:y="2cm"/>
      <draw:page-thumbnail draw:layer="backgroundobjects" svg:width="9.991cm" svg:height="7.493cm" svg:x="16.921cm" svg:y="2cm"/>
      <draw:page-thumbnail draw:layer="backgroundobjects" svg:width="9.991cm" svg:height="7.493cm" svg:x="2.786cm" svg:y="11.494cm"/>
      <draw:page-thumbnail draw:layer="backgroundobjects" svg:width="9.991cm" svg:height="7.493cm" svg:x="16.921cm" svg:y="11.494cm"/>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59cm" svg:x="1.4cm" svg:y="4.914cm" presentation:class="outline" presentation:placeholder="true">
        <draw:text-box/>
      </draw:frame>
      <presentation:notes style:page-layout-name="PM2">
        <draw:page-thumbnail presentation:style-name="標準-title" draw:layer="backgroundobjects" svg:width="13.705cm" svg:height="10.279cm" svg:x="3.641cm" svg:y="2.853cm" presentation:class="page"/>
        <draw:frame presentation:style-name="標準-notes" draw:layer="backgroundobjects" svg:width="14.507cm" svg:height="11.41cm" svg:x="3.248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Linux OpenOffice.org_project/310m19$Build-9420</meta:generator>
    <meta:initial-creator>hironobu suzuki</meta:initial-creator>
    <meta:creation-date>2003-12-30T23:59:37</meta:creation-date>
    <dc:creator>suzuki hironobu</dc:creator>
    <dc:date>2012-07-31T11:26:00</dc:date>
    <meta:printed-by>suzuki hironobu</meta:printed-by>
    <meta:print-date>2004-06-02T12:57:20</meta:print-date>
    <meta:editing-cycles>863</meta:editing-cycles>
    <meta:editing-duration>PT320H20M51S</meta:editing-duration>
    <meta:document-statistic meta:object-count="331"/>
    <meta:user-defined meta:name="Info 1"/>
    <meta:user-defined meta:name="Info 2"/>
    <meta:user-defined meta:name="Info 3"/>
    <meta:user-defined meta:name="Info 4"/>
  </office:meta>
</office:document-meta>
</file>